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in" style:rel-width="100%" fo:margin-top="0in" fo:margin-bottom="0.1in" fo:break-before="column" table:align="left"/>
    </style:style>
    <style:style style:name="Table1.A" style:family="table-column">
      <style:table-column-properties style:column-width="0.7299in" style:rel-column-width="1051*"/>
    </style:style>
    <style:style style:name="Table1.B" style:family="table-column">
      <style:table-column-properties style:column-width="2.3653in" style:rel-column-width="3406*"/>
    </style:style>
    <style:style style:name="Table1.C" style:family="table-column">
      <style:table-column-properties style:column-width="2.9049in" style:rel-column-width="4183*"/>
    </style:style>
    <style:style style:name="Table1.A1" style:family="table-cell">
      <style:table-cell-properties fo:background-color="transparent" fo:padding="0.0382in" fo:border-left="0.0069in solid #808080" fo:border-right="none" fo:border-top="0.0069in solid #808080" fo:border-bottom="0.0069in solid #808080">
        <style:background-image/>
      </style:table-cell-properties>
    </style:style>
    <style:style style:name="Table1.C1" style:family="table-cell">
      <style:table-cell-properties fo:background-color="transparent" fo:padding="0.0382in" fo:border="0.0069in solid #808080">
        <style:background-image/>
      </style:table-cell-properties>
    </style:style>
    <style:style style:name="Table1.A2" style:family="table-cell">
      <style:table-cell-properties fo:background-color="transparent" fo:padding="0.0382in" fo:border-left="0.0069in solid #808080" fo:border-right="none" fo:border-top="none" fo:border-bottom="0.0069in solid #808080">
        <style:background-image/>
      </style:table-cell-properties>
    </style:style>
    <style:style style:name="Table1.C2" style:family="table-cell">
      <style:table-cell-properties fo:background-color="transparent" fo:padding="0.0382in" fo:border-left="0.0069in solid #808080" fo:border-right="0.0069in solid #808080" fo:border-top="none" fo:border-bottom="0.0069in solid #808080">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line-height="200%" fo:text-align="start" style:justify-single-word="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0"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1"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3" style:family="paragraph" style:parent-style-name="Standard">
      <style:paragraph-properties fo:margin-top="1in" fo:margin-bottom="0in" fo:text-align="center" style:justify-single-word="false"/>
    </style:style>
    <style:style style:name="P14" style:family="paragraph" style:parent-style-name="Standard">
      <style:paragraph-properties fo:margin-left="0.5in" fo:margin-right="0in" fo:text-indent="-0.5in" style:auto-text-indent="false"/>
    </style:style>
    <style:style style:name="P15" style:family="paragraph" style:parent-style-name="Standard">
      <style:paragraph-properties fo:margin-left="0.5in" fo:margin-right="0in" fo:line-height="200%" fo:text-indent="-0.5in" style:auto-text-indent="false">
        <style:tab-stops/>
      </style:paragraph-properties>
    </style:style>
    <style:style style:name="P16"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7" style:family="paragraph" style:parent-style-name="Standard">
      <style:paragraph-properties fo:margin-left="0.5in" fo:margin-right="0in" fo:text-indent="-0.5in" style:auto-text-indent="false"/>
      <style:text-properties fo:font-weight="bold" style:font-weight-asian="bold" style:font-weight-complex="bold"/>
    </style:style>
    <style:style style:name="P18" style:family="paragraph" style:parent-style-name="Reference">
      <style:paragraph-properties fo:margin-left="0.5in" fo:margin-right="0in" fo:line-height="200%" fo:text-indent="-0.5in" style:auto-text-indent="false">
        <style:tab-stops/>
      </style:paragraph-properties>
    </style:style>
    <style:style style:name="P19" style:family="paragraph" style:parent-style-name="Reference">
      <style:text-properties fo:font-style="normal" style:font-style-asian="normal" style:font-style-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2" style:family="paragraph" style:parent-style-name="Block_20_quote">
      <style:text-properties fo:font-style="normal" style:font-style-asian="normal" style:font-style-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style:font-size-asian="10.5pt"/>
    </style:style>
    <style:style style:name="P25" style:family="paragraph" style:parent-style-name="Text_20_body">
      <style:paragraph-properties fo:margin-top="0in" fo:margin-bottom="0.25in" fo:text-align="center" style:justify-single-word="false"/>
    </style:style>
    <style:style style:name="P26" style:family="paragraph" style:parent-style-name="Standard">
      <style:paragraph-properties fo:margin-top="0.25in" fo:margin-bottom="0in" fo:line-height="200%" fo:background-color="transparent">
        <style:background-image/>
      </style:paragraph-properties>
    </style:style>
    <style:style style:name="P27" style:family="paragraph" style:parent-style-name="Contents_20_3">
      <style:paragraph-properties>
        <style:tab-stops>
          <style:tab-stop style:position="5.6071in" style:type="right" style:leader-style="dotted" style:leader-text="."/>
        </style:tab-stops>
      </style:paragraph-properties>
    </style:style>
    <style:style style:name="P28" style:family="paragraph" style:parent-style-name="Contents_20_2">
      <style:paragraph-properties>
        <style:tab-stops>
          <style:tab-stop style:position="5.8035in" style:type="right" style:leader-style="dotted" style:leader-text="."/>
        </style:tab-stops>
      </style:paragraph-properties>
    </style:style>
    <style:style style:name="P29" style:family="paragraph" style:parent-style-name="Table_20_Heading">
      <style:paragraph-properties fo:text-align="start" style:justify-single-word="false"/>
      <style:text-properties style:font-size-asian="10.5pt"/>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Table_20_index_20_1">
      <style:paragraph-properties>
        <style:tab-stops>
          <style:tab-stop style:position="6in"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text-properties fo:font-style="normal" style:font-style-asian="normal" style:font-style-complex="normal"/>
    </style:style>
    <style:style style:name="P35" style:family="paragraph" style:parent-style-name="Text_20_body" style:list-style-name="L3">
      <style:text-properties fo:font-style="normal" style:font-style-asian="normal" style:font-style-complex="normal"/>
    </style:style>
    <style:style style:name="P36" style:family="paragraph" style:parent-style-name="Text_20_body" style:list-style-name="L4">
      <style:text-properties fo:font-style="normal" style:font-style-asian="normal" style:font-style-complex="normal"/>
    </style:style>
    <style:style style:name="P37"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38" style:family="paragraph" style:parent-style-name="Heading_20_2">
      <style:text-properties fo:font-style="normal" style:font-style-asian="normal" style:font-style-complex="normal"/>
    </style:style>
    <style:style style:name="P39" style:family="paragraph" style:parent-style-name="Standard" style:master-page-name="First_20_Page">
      <style:paragraph-properties fo:margin-top="2.5in" fo:margin-bottom="0in" fo:text-align="center" style:justify-single-word="false" style:page-number="auto"/>
    </style:style>
    <style:style style:name="P40"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41" style:family="paragraph" style:parent-style-name="Standard" style:master-page-name="Acknowledgments">
      <style:paragraph-properties fo:margin-left="0in" fo:margin-right="0in" fo:line-height="200%" fo:text-align="center" style:justify-single-word="false" fo:text-indent="0in" style:auto-text-indent="false" style:page-number="auto"/>
    </style:style>
    <style:style style:name="P42"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43" style:family="paragraph" style:parent-style-name="Standard" style:list-style-name="L5"/>
    <style:style style:name="P44" style:family="paragraph" style:parent-style-name="Standard" style:list-style-name="L5">
      <style:text-properties fo:font-style="normal" fo:font-weight="normal" style:font-style-asian="normal" style:font-weight-asian="normal" style:font-style-complex="normal" style:font-weight-complex="normal"/>
    </style:style>
    <style:style style:name="P45" style:family="paragraph" style:parent-style-name="Standard" style:list-style-name="L6"/>
    <style:style style:name="P46" style:family="paragraph" style:parent-style-name="Standard" style:list-style-name="L6">
      <style:text-properties fo:font-weight="normal" style:font-weight-asian="normal" style:font-weight-complex="normal"/>
    </style:style>
    <style:style style:name="P47" style:family="paragraph" style:parent-style-name="Standard" style:list-style-name="L7">
      <style:text-properties fo:font-weight="normal" style:font-weight-asian="normal" style:font-weight-complex="normal"/>
    </style:style>
    <style:style style:name="P48" style:family="paragraph" style:parent-style-name="Standard" style:list-style-name="L7"/>
    <style:style style:name="P49"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0" style:family="paragraph" style:parent-style-name="Standard" style:list-style-name="L8"/>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Standard" style:list-style-name="L12"/>
    <style:style style:name="P55" style:family="paragraph" style:parent-style-name="Standard" style:list-style-name="L13"/>
    <style:style style:name="P56" style:family="paragraph" style:parent-style-name="Standard" style:list-style-name="L14"/>
    <style:style style:name="P57" style:family="paragraph" style:parent-style-name="Standard" style:list-style-name="L15"/>
    <style:style style:name="P58" style:family="paragraph" style:parent-style-name="Heading_20_1" style:master-page-name="Introduction">
      <style:paragraph-properties style:page-number="1"/>
    </style:style>
    <style:style style:name="P59" style:family="paragraph" style:parent-style-name="Heading_20_1" style:master-page-name="Literature_20_review">
      <style:paragraph-properties style:page-number="auto"/>
    </style:style>
    <style:style style:name="P60" style:family="paragraph" style:parent-style-name="Heading_20_1" style:master-page-name="Research">
      <style:paragraph-properties style:page-number="auto"/>
    </style:style>
    <style:style style:name="P61" style:family="paragraph" style:parent-style-name="Heading_20_1" style:master-page-name="References">
      <style:paragraph-properties fo:margin-left="0in" fo:margin-right="0in" fo:text-indent="0in" style:auto-text-indent="false" style:page-number="auto"/>
    </style:style>
    <style:style style:name="P62" style:family="paragraph" style:parent-style-name="Heading_20_1" style:master-page-name="Appendix">
      <style:paragraph-properties style:page-number="auto"/>
    </style:style>
    <style:style style:name="P63" style:family="paragraph" style:parent-style-name="Heading_20_1" style:master-page-name="Appendix">
      <style:paragraph-properties fo:line-height="200%" style:page-number="auto"/>
      <style:text-properties fo:font-style="normal" style:font-style-asian="normal" style:font-style-complex="normal"/>
    </style:style>
    <style:style style:name="P64" style:family="paragraph" style:parent-style-name="Table_20_Contents">
      <style:paragraph-properties fo:text-align="start" style:justify-single-word="false"/>
      <style:text-properties style:font-size-asian="10.5pt"/>
    </style:style>
    <style:style style:name="P65" style:family="paragraph" style:parent-style-name="Table_20_Heading">
      <style:paragraph-properties fo:text-align="start" style:justify-single-word="false"/>
      <style:text-properties style:font-size-asian="10.5pt"/>
    </style:style>
    <style:style style:name="P66" style:family="paragraph" style:parent-style-name="Heading_20_3">
      <style:text-properties fo:font-style="normal" style:font-style-asian="normal" style:font-style-complex="normal"/>
    </style:style>
    <style:style style:name="P67" style:family="paragraph" style:parent-style-name="TOC_20_Heading" style:master-page-name="Table_20_of_20_contents">
      <style:paragraph-properties style:page-number="auto"/>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75"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6"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7"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78"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indent="0in"/>
    </style:style>
    <style:style style:name="P81"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text-position="super 58%" fo:font-style="normal" style:font-style-asian="normal" style:font-style-complex="normal"/>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vertical-pos="top" style:vertical-rel="page-content" style:horizontal-pos="center" style:horizontal-rel="page-content" fo:padding="0.0591in" fo:border-left="none" fo:border-right="none" fo:border-top="0.0071in solid #808080" fo:border-bottom="0.0071in solid #808080" style:shadow="none"/>
    </style:style>
    <style:style style:name="fr2"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4"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dash" draw:stroke-dash="Ultrafine_20_Dashed" svg:stroke-width="0.0098in" svg:stroke-color="#00000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929in" draw:marker-start-center="false" draw:marker-end="" draw:marker-end-width="0.0929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draw:stroke="solid" svg:stroke-width="0.0098in" svg:stroke-color="#80808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5" style:family="graphic">
      <style:graphic-properties draw:stroke="dash" draw:stroke-dash="Ultrafine_20_Dashed" svg:stroke-width="0.0098in" svg:stroke-color="#80808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6" style:family="graphic">
      <style:graphic-properties draw:stroke="none" svg:stroke-width="0.0098in" svg:stroke-color="#808080" draw:marker-start="" draw:marker-start-width="0.1181in" draw:marker-start-center="false" draw:marker-end="" draw:marker-end-width="0.1181in" draw:marker-end-center="false" draw:fill="none" draw:fill-color="#99ccff" draw:textarea-horizontal-align="left" draw:textarea-vertical-align="top" draw:auto-grow-height="false" fo:padding-top="0.0098in" fo:padding-bottom="0.0543in" fo:padding-left="0.1035in" fo:padding-right="0.1035in" draw:shadow="hidden" draw:shadow-offset-x="0.1181in" draw:shadow-offset-y="0.1181in" draw:shadow-color="#808080" style:run-through="foreground"/>
    </style:style>
    <style:style style:name="gr7"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in" fo:padding-bottom="0in" fo:padding-left="0in" fo:padding-right="-0.9453in" draw:shadow="hidden" draw:shadow-offset-x="0.1181in" draw:shadow-offset-y="0.1181in" draw:shadow-color="#808080" style:run-through="foreground"/>
    </style:style>
    <style:style style:name="gr9"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0"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11"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12"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14"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15"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16"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17"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8"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9"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5"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6"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7"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8"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9"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30"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31"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32"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33"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8"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9"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40" style:family="graphic">
      <style:graphic-properties style:run-through="foreground"/>
    </style:style>
    <style:style style:name="gr41"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4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6" text:anchor-type="page" text:anchor-page-number="65" svg:width="6in" style:rel-width="100%" draw:z-index="0">
        <draw:text-box fo:min-height="0.2in">
          <text:p text:style-name="P5"><draw:g text:anchor-type="as-char" draw:z-index="1" draw:style-name="gr1"><draw:line draw:style-name="gr2" draw:text-style-name="P68" svg:x1="0in" svg:y1="1.0543in" svg:x2="5.8217in" svg:y2="1.0543in"><text:p/></draw:line><draw:line draw:style-name="gr2" draw:text-style-name="P68" svg:x1="0in" svg:y1="2.1075in" svg:x2="5.8217in" svg:y2="2.1075in"><text:p/></draw:line><draw:line draw:style-name="gr2" draw:text-style-name="P68" svg:x1="0in" svg:y1="4.0299in" svg:x2="5.8217in" svg:y2="4.0299in"><text:p/></draw:line><draw:line draw:style-name="gr2" draw:text-style-name="P68" svg:x1="0in" svg:y1="6.139in" svg:x2="5.8217in" svg:y2="6.139in"><text:p/></draw:line><draw:line draw:style-name="gr2" draw:text-style-name="P68" svg:x1="0in" svg:y1="5.0854in" svg:x2="5.8217in" svg:y2="5.0854in"><text:p/></draw:line><draw:line draw:style-name="gr2" draw:text-style-name="P68" svg:x1="0in" svg:y1="7.1941in" svg:x2="5.8217in" svg:y2="7.1941in"><text:p/></draw:line><draw:line draw:style-name="gr2" draw:text-style-name="P68" svg:x1="0in" svg:y1="-0.0004in" svg:x2="5.8217in" svg:y2="-0.0004in"><text:p/></draw:line><draw:custom-shape draw:style-name="gr3" draw:text-style-name="P70" draw:id="id1" svg:width="1.0004in" svg:height="0.5004in" svg:x="0.9583in" svg:y="1.3307in"><text:p text:style-name="P69"><text:span text:style-name="T18">Changelist</text:span></text:p><draw:enhanced-geometry svg:viewBox="0 0 21600 21600" draw:type="rectangle" draw:enhanced-path="M 0 0 L 21600 0 21600 21600 0 21600 0 0 Z N"/></draw:custom-shape><draw:custom-shape draw:style-name="gr3" draw:text-style-name="P70" draw:id="id2" svg:width="1.0004in" svg:height="0.5004in" svg:x="2.4583in" svg:y="1.3307in"><text:p text:style-name="P69"><text:span text:style-name="T18">Changed</text:span></text:p><text:p text:style-name="P69"><text:span text:style-name="T18">file</text:span></text:p><draw:enhanced-geometry svg:viewBox="0 0 21600 21600" draw:type="rectangle" draw:enhanced-path="M 0 0 L 21600 0 21600 21600 0 21600 0 0 Z N"/></draw:custom-shape><draw:custom-shape draw:style-name="gr3" draw:text-style-name="P70" draw:id="id3" svg:width="1.0004in" svg:height="0.5004in" svg:x="3.7083in" svg:y="1.3307in"><text:p text:style-name="P69"><text:span text:style-name="T18">Previous</text:span></text:p><text:p text:style-name="P69"><text:span text:style-name="T18">changes</text:span></text:p><draw:enhanced-geometry svg:viewBox="0 0 21600 21600" draw:type="rectangle" draw:enhanced-path="M 0 0 L 21600 0 21600 21600 0 21600 0 0 Z N"/></draw:custom-shape><draw:connector draw:style-name="gr4" draw:text-style-name="P68" svg:x1="1.9583in" svg:y1="1.5811in" svg:x2="2.4583in" svg:y2="1.5811in" draw:start-shape="id1" draw:start-glue-point="1" draw:end-shape="id2" draw:end-glue-point="3" svg:d="m2820-3663h720"><text:p/></draw:connector><draw:connector draw:style-name="gr4" draw:text-style-name="P68" svg:x1="3.4583in" svg:y1="1.5811in" svg:x2="3.7083in" svg:y2="1.5811in" draw:start-shape="id2" draw:start-glue-point="1" draw:end-shape="id3" draw:end-glue-point="3" svg:d="m4980-3663h360"><text:p/></draw:connector><draw:connector draw:style-name="gr4" draw:text-style-name="P68" svg:x1="1.4583in" svg:y1="1.8311in" svg:x2="1.4583in" svg:y2="2.4441in" draw:start-shape="id1" draw:start-glue-point="2" draw:end-shape="id4" draw:end-glue-point="0" svg:d="m2100-3303v883"><text:p/></draw:connector><draw:connector draw:style-name="gr5" draw:text-style-name="P68" svg:x1="2.9583in" svg:y1="1.8311in" svg:x2="2.9583in" svg:y2="2.4441in" draw:start-shape="id2" draw:start-glue-point="2" draw:end-shape="id5" draw:end-glue-point="0" svg:d="m4260-3303v883"><text:p/></draw:connector><draw:connector draw:style-name="gr4" draw:text-style-name="P68" svg:x1="2.9583in" svg:y1="4.3071in" svg:x2="2.9583in" svg:y2="3.6941in" draw:start-shape="id6" draw:start-glue-point="0" draw:end-shape="id7" draw:end-glue-point="2" svg:d="m4260 263v-883"><text:p/></draw:connector><draw:custom-shape draw:style-name="gr3" draw:text-style-name="P70" draw:id="id6" svg:width="1.0004in" svg:height="0.5004in" svg:x="2.4583in" svg:y="4.3071in"><text:p text:style-name="P69"><text:span text:style-name="T18">Collaborators</text:span></text:p><draw:enhanced-geometry svg:viewBox="0 0 21600 21600" draw:type="rectangle" draw:enhanced-path="M 0 0 L 21600 0 21600 21600 0 21600 0 0 Z N"/></draw:custom-shape><draw:custom-shape draw:style-name="gr3" draw:text-style-name="P70" draw:id="id8" svg:width="1.0004in" svg:height="0.5004in" svg:x="1.2083in" svg:y="4.3071in"><text:p text:style-name="P69"><text:span text:style-name="T18">Presence</text:span></text:p><draw:enhanced-geometry svg:viewBox="0 0 21600 21600" draw:type="rectangle" draw:enhanced-path="M 0 0 L 21600 0 21600 21600 0 21600 0 0 Z N"/></draw:custom-shape><draw:connector draw:style-name="gr4" draw:text-style-name="P68" svg:x1="2.2083in" svg:y1="4.5571in" svg:x2="2.4583in" svg:y2="4.5571in" draw:start-shape="id8" draw:start-glue-point="1" draw:end-shape="id6" draw:end-glue-point="3" svg:d="m3180 623h360"><text:p/></draw:connector><draw:connector draw:style-name="gr4" draw:text-style-name="P68" draw:line-skew="-0.1157in" svg:x1="1.4583in" svg:y1="2.9441in" svg:x2="1.7083in" svg:y2="4.3071in" draw:start-shape="id4" draw:start-glue-point="2" draw:end-shape="id8" draw:end-glue-point="0" svg:d="m2100-1700v815h360v1148"><text:p/></draw:connector><draw:custom-shape draw:style-name="gr3" draw:text-style-name="P70" draw:id="id4" svg:width="1.0004in" svg:height="0.5004in" svg:x="0.9583in" svg:y="2.4437in"><text:p text:style-name="P69"><text:span text:style-name="T18">Review</text:span></text:p><draw:enhanced-geometry svg:viewBox="0 0 21600 21600" draw:type="rectangle" draw:enhanced-path="M 0 0 L 21600 0 21600 21600 0 21600 0 0 Z N"/></draw:custom-shape><draw:custom-shape draw:style-name="gr3" draw:text-style-name="P70" draw:id="id9" svg:width="1.0004in" svg:height="0.5004in" svg:x="4.7083in" svg:y="3.1937in"><text:p text:style-name="P69"><text:span text:style-name="T18">Activity</text:span></text:p><text:p text:style-name="P69"><text:span text:style-name="T18">stream</text:span></text:p><draw:enhanced-geometry svg:viewBox="0 0 21600 21600" draw:type="rectangle" draw:enhanced-path="M 0 0 L 21600 0 21600 21600 0 21600 0 0 Z N"/></draw:custom-shape><draw:custom-shape draw:style-name="gr3" draw:text-style-name="P70" draw:id="id5" svg:width="1.0004in" svg:height="0.5004in" svg:x="2.4583in" svg:y="2.4437in"><text:p text:style-name="P69"><text:span text:style-name="T18">Review item</text:span></text:p><draw:enhanced-geometry svg:viewBox="0 0 21600 21600" draw:type="rectangle" draw:enhanced-path="M 0 0 L 21600 0 21600 21600 0 21600 0 0 Z N"/></draw:custom-shape><draw:custom-shape draw:style-name="gr3" draw:text-style-name="P70" draw:id="id7" svg:width="1.0004in" svg:height="0.5004in" svg:x="2.4583in" svg:y="3.1937in"><text:p text:style-name="P69"><text:span text:style-name="T18">Feedback</text:span></text:p><draw:enhanced-geometry svg:viewBox="0 0 21600 21600" draw:type="rectangle" draw:enhanced-path="M 0 0 L 21600 0 21600 21600 0 21600 0 0 Z N"/></draw:custom-shape><draw:connector draw:style-name="gr4" draw:text-style-name="P68" svg:x1="1.9583in" svg:y1="2.6941in" svg:x2="2.4583in" svg:y2="2.6941in" draw:start-shape="id4" draw:start-glue-point="1" draw:end-shape="id5" draw:end-glue-point="3" svg:d="m2820-2060h720"><text:p/></draw:connector><draw:connector draw:style-name="gr4" draw:text-style-name="P68" svg:x1="3.4583in" svg:y1="3.4441in" svg:x2="4.7083in" svg:y2="3.4441in" draw:start-shape="id7" draw:start-glue-point="1" draw:end-shape="id9" draw:end-glue-point="3" svg:d="m4980-980h1800"><text:p/></draw:connector><draw:connector draw:style-name="gr4" draw:text-style-name="P68" svg:x1="2.9583in" svg:y1="2.9441in" svg:x2="2.9583in" svg:y2="3.1941in" draw:start-shape="id5" draw:start-glue-point="2" draw:end-shape="id7" draw:end-glue-point="0" svg:d="m4260-1700v360"><text:p/></draw:connector><draw:connector draw:style-name="gr4" draw:text-style-name="P68" draw:line-skew="-0.5886in" svg:x1="2.9583in" svg:y1="3.6941in" svg:x2="3.7083in" svg:y2="5.3618in" draw:start-shape="id7" draw:start-glue-point="2" draw:end-shape="id10" draw:end-glue-point="0" svg:d="m4260-620v353h1080v2049"><text:p/></draw:connector><draw:connector draw:style-name="gr4" draw:text-style-name="P68" draw:line-skew="-1.2539in" svg:x1="2.9583in" svg:y1="3.6941in" svg:x2="4.4583in" svg:y2="6.4169in" draw:start-shape="id7" draw:start-glue-point="2" draw:end-shape="id11" draw:end-glue-point="0" svg:d="m4260-620v155h2160v3766"><text:p/></draw:connector><draw:custom-shape draw:style-name="gr3" draw:text-style-name="P70" draw:id="id11" svg:width="1.0004in" svg:height="0.5004in" svg:x="3.9583in" svg:y="6.4165in"><text:p text:style-name="P69"><text:span text:style-name="T18">Commitment</text:span></text:p><draw:enhanced-geometry svg:viewBox="0 0 21600 21600" draw:type="rectangle" draw:enhanced-path="M 0 0 L 21600 0 21600 21600 0 21600 0 0 Z N"/></draw:custom-shape><draw:custom-shape draw:style-name="gr3" draw:text-style-name="P70" draw:id="id12" svg:width="1.0004in" svg:height="0.5004in" svg:x="4.7083in" svg:y="7.4709in"><text:p text:style-name="P69"><text:span text:style-name="T18">Feeds</text:span></text:p><draw:enhanced-geometry svg:viewBox="0 0 21600 21600" draw:type="rectangle" draw:enhanced-path="M 0 0 L 21600 0 21600 21600 0 21600 0 0 Z N"/></draw:custom-shape><draw:custom-shape draw:style-name="gr3" draw:text-style-name="P70" draw:id="id13" svg:width="1.0004in" svg:height="0.5004in" svg:x="3.4583in" svg:y="7.4709in"><text:p text:style-name="P69"><text:span text:style-name="T18">Email</text:span></text:p><draw:enhanced-geometry svg:viewBox="0 0 21600 21600" draw:type="rectangle" draw:enhanced-path="M 0 0 L 21600 0 21600 21600 0 21600 0 0 Z N"/></draw:custom-shape><draw:connector draw:style-name="gr4" draw:text-style-name="P68" svg:x1="5.2083in" svg:y1="3.6941in" svg:x2="5.2083in" svg:y2="7.4709in" draw:start-shape="id9" draw:start-glue-point="2" draw:end-shape="id12" draw:end-glue-point="0" svg:d="m7500-620v5439"><text:p/></draw:connector><draw:connector draw:style-name="gr4" draw:text-style-name="P68" draw:line-skew="1.7362in" svg:x1="5.2083in" svg:y1="3.6941in" svg:x2="3.9583in" svg:y2="7.4709in" draw:start-shape="id9" draw:start-glue-point="2" draw:end-shape="id13" draw:end-glue-point="0" svg:d="m7500-620v5220h-1800v219"><text:p/></draw:connector><draw:custom-shape draw:style-name="gr3" draw:text-style-name="P70" draw:id="id10" svg:width="1.0004in" svg:height="0.5004in" svg:x="3.2083in" svg:y="5.3618in"><text:p text:style-name="P69"><text:span text:style-name="T18">Best practice</text:span></text:p><draw:enhanced-geometry svg:viewBox="0 0 21600 21600" draw:type="rectangle" draw:enhanced-path="M 0 0 L 21600 0 21600 21600 0 21600 0 0 Z N"/></draw:custom-shape><draw:custom-shape draw:style-name="gr3" draw:text-style-name="P70" draw:id="id14" svg:width="1.0004in" svg:height="0.5004in" svg:x="0.5366in" svg:y="5.3618in"><text:p text:style-name="P69"><text:span text:style-name="T18">Resources</text:span></text:p><draw:enhanced-geometry svg:viewBox="0 0 21600 21600" draw:type="rectangle" draw:enhanced-path="M 0 0 L 21600 0 21600 21600 0 21600 0 0 Z N"/></draw:custom-shape><draw:connector draw:style-name="gr4" draw:text-style-name="P68" draw:line-skew="-0.6433in" svg:x1="1.4583in" svg:y1="2.9441in" svg:x2="1.0366in" svg:y2="5.3618in" draw:start-shape="id4" draw:start-glue-point="2" draw:end-shape="id14" draw:end-glue-point="0" svg:d="m2100-1700v814h-607v2668"><text:p/></draw:connector><draw:custom-shape draw:style-name="gr3" draw:text-style-name="P70" draw:id="id15" svg:width="1.0004in" svg:height="0.5004in" svg:x="4.7083in" svg:y="0.2756in"><text:p text:style-name="P69"><text:span text:style-name="T18">Editable</text:span></text:p><text:p text:style-name="P69"><text:span text:style-name="T18">view</text:span></text:p><draw:enhanced-geometry svg:viewBox="0 0 21600 21600" draw:type="rectangle" draw:enhanced-path="M 0 0 L 21600 0 21600 21600 0 21600 0 0 Z N"/></draw:custom-shape><draw:connector draw:style-name="gr4" draw:text-style-name="P68" svg:x1="3.4583in" svg:y1="2.6937in" svg:x2="5.2083in" svg:y2="0.776in" draw:start-shape="id5" draw:start-glue-point="1" draw:end-shape="id15" draw:end-glue-point="2" svg:d="m4980-2061h2520v-2762"><text:p/></draw:connector><draw:custom-shape draw:style-name="gr6" draw:text-style-name="P71" svg:width="5.7087in" svg:height="1.0551in" svg:x="0in" svg:y="0in"><text:p text:style-name="P69"><text:span text:style-name="T19">IDE / editor</text:span></text:p><draw:enhanced-geometry svg:viewBox="0 0 21600 21600" draw:mirror-horizontal="false" draw:mirror-vertical="false" draw:type="rectangle" draw:enhanced-path="M 0 0 L 21600 0 21600 21600 0 21600 0 0 Z N"/></draw:custom-shape><draw:custom-shape draw:style-name="gr6" draw:text-style-name="P71" svg:width="5.7087in" svg:height="1.9224in" svg:x="0in" svg:y="2.1075in"><text:p text:style-name="P69"><text:span text:style-name="T19">Code review tool</text:span></text:p><draw:enhanced-geometry svg:viewBox="0 0 21600 21600" draw:mirror-horizontal="false" draw:mirror-vertical="false" draw:type="rectangle" draw:enhanced-path="M 0 0 L 21600 0 21600 21600 0 21600 0 0 Z N"/></draw:custom-shape><draw:custom-shape draw:style-name="gr6" draw:text-style-name="P71" svg:width="5.7087in" svg:height="1.0543in" svg:x="0in" svg:y="1.0535in"><text:p text:style-name="P69"><text:span text:style-name="T19">Version control system</text:span></text:p><draw:enhanced-geometry svg:viewBox="0 0 21600 21600" draw:mirror-horizontal="false" draw:mirror-vertical="false" draw:type="rectangle" draw:enhanced-path="M 0 0 L 21600 0 21600 21600 0 21600 0 0 Z N"/></draw:custom-shape><draw:custom-shape draw:style-name="gr6" draw:text-style-name="P71" svg:width="5.7087in" svg:height="1.0551in" svg:x="0in" svg:y="4.0299in"><text:p text:style-name="P69"><text:span text:style-name="T19">Presence</text:span></text:p><draw:enhanced-geometry svg:viewBox="0 0 21600 21600" draw:mirror-horizontal="false" draw:mirror-vertical="false" draw:type="rectangle" draw:enhanced-path="M 0 0 L 21600 0 21600 21600 0 21600 0 0 Z N"/></draw:custom-shape><draw:custom-shape draw:style-name="gr6" draw:text-style-name="P71" svg:width="5.7087in" svg:height="1.0551in" svg:x="0in" svg:y="5.0846in"><text:p text:style-name="P69"><text:span text:style-name="T19">Resources</text:span></text:p><draw:enhanced-geometry svg:viewBox="0 0 21600 21600" draw:mirror-horizontal="false" draw:mirror-vertical="false" draw:type="rectangle" draw:enhanced-path="M 0 0 L 21600 0 21600 21600 0 21600 0 0 Z N"/></draw:custom-shape><draw:custom-shape draw:style-name="gr6" draw:text-style-name="P71" svg:width="5.7087in" svg:height="1.0543in" svg:x="0in" svg:y="6.1398in"><text:p text:style-name="P69"><text:span text:style-name="T19">Actions</text:span></text:p><draw:enhanced-geometry svg:viewBox="0 0 21600 21600" draw:mirror-horizontal="false" draw:mirror-vertical="false" draw:type="rectangle" draw:enhanced-path="M 0 0 L 21600 0 21600 21600 0 21600 0 0 Z N"/></draw:custom-shape><draw:custom-shape draw:style-name="gr6" draw:text-style-name="P71" svg:width="5.7087in" svg:height="1.0551in" svg:x="0in" svg:y="7.1937in"><text:p text:style-name="P69"><text:span text:style-name="T19">Notification</text:span></text:p><draw:enhanced-geometry svg:viewBox="0 0 21600 21600" draw:mirror-horizontal="false" draw:mirror-vertical="false" draw:type="rectangle" draw:enhanced-path="M 0 0 L 21600 0 21600 21600 0 21600 0 0 Z N"/></draw:custom-shape></draw:g></text:p>
          <text:p text:style-name="Figure">Figure <text:sequence text:ref-name="refFigure0" text:name="Figure" text:formula="ooow:Figure+1" style:num-format="1">6</text:sequence>: Conceptual architecture for a Web-based code review tool</text:p>
        </draw:text-box>
      </draw:frame>
      <draw:frame draw:style-name="fr2" draw:name="Figure 1" text:anchor-type="page" text:anchor-page-number="37" svg:width="6in" style:rel-width="100%" draw:z-index="2">
        <draw:text-box fo:min-height="0.3201in">
          <text:p text:style-name="P12"><draw:g text:anchor-type="as-char" draw:z-index="3" draw:style-name="gr1"><draw:connector draw:style-name="gr7" draw:text-style-name="P72" draw:type="line" svg:x1="0.8992in" svg:y1="1.9161in" svg:x2="2.3134in" svg:y2="1.9161in" draw:start-shape="id16" draw:start-glue-point="1" draw:end-shape="id17" draw:end-glue-point="3" svg:d="m1295 1247h2036"><text:p text:style-name="P69"><text:span text:style-name="T20">Determine</text:span></text:p></draw:connector><draw:connector draw:style-name="gr7" draw:text-style-name="P72" draw:type="line" svg:x1="0.7016in" svg:y1="1.05in" svg:x2="2.4173in" svg:y2="1.05in" draw:start-shape="id18" draw:start-glue-point="1" draw:end-shape="id19" draw:end-glue-point="3" svg:d="m1010 0h2471"><text:p text:style-name="P69"><text:span text:style-name="T20">Results in</text:span></text:p></draw:connector><draw:connector draw:style-name="gr7" draw:text-style-name="P72" draw:type="line" svg:x1="0.7744in" svg:y1="0.1839in" svg:x2="2.3756in" svg:y2="0.1839in" draw:start-shape="id20" draw:start-glue-point="1" draw:end-shape="id21" draw:end-glue-point="3" svg:d="m1115-1248h2306"><text:p text:style-name="P69"><text:span text:style-name="T20">Generates</text:span></text:p></draw:connector><draw:connector draw:style-name="gr8" draw:text-style-name="P73" draw:type="line" svg:x1="2.7311in" svg:y1="0.3677in" svg:x2="2.7311in" svg:y2="0.8669in" draw:start-shape="id21" draw:start-glue-point="2" draw:end-shape="id19" draw:end-glue-point="0" svg:d="m3933-983v719"><text:p text:style-name="P69"><text:span text:style-name="T21">Composed of</text:span></text:p></draw:connector><draw:connector draw:style-name="gr8" draw:text-style-name="P73" draw:type="line" svg:x1="2.7311in" svg:y1="1.2339in" svg:x2="2.7311in" svg:y2="1.7327in" draw:start-shape="id19" draw:start-glue-point="2" draw:end-shape="id17" draw:end-glue-point="0" svg:d="m3933 265v718"><text:p text:style-name="P69"><text:span text:style-name="T21">Composed of</text:span></text:p></draw:connector><draw:connector draw:style-name="gr9" draw:text-style-name="P68" draw:type="line" svg:x1="0.4492in" svg:y1="0.3677in" svg:x2="0.4492in" svg:y2="0.8669in" draw:start-shape="id20" draw:start-glue-point="2" draw:end-shape="id18" draw:end-glue-point="0" svg:d="m647-983v719"><text:p/></draw:connector><draw:connector draw:style-name="gr9" draw:text-style-name="P68" draw:type="line" svg:x1="0.4492in" svg:y1="1.2339in" svg:x2="0.4492in" svg:y2="1.7327in" draw:start-shape="id18" draw:start-glue-point="2" draw:end-shape="id16" draw:end-glue-point="0" svg:d="m647 265v718"><text:p/></draw:connector><draw:frame draw:style-name="gr10" draw:text-style-name="P70" draw:id="id20" svg:width="0.6496in" svg:height="0.3677in" svg:x="0.1252in" svg:y="0in"><draw:text-box><text:p text:style-name="P69"><text:span text:style-name="T18">Motive</text:span></text:p></draw:text-box></draw:frame><draw:frame draw:style-name="gr10" draw:text-style-name="P70" draw:id="id21" svg:width="0.7122in" svg:height="0.3677in" svg:x="2.3756in" svg:y="0in"><draw:text-box><text:p text:style-name="P69"><text:span text:style-name="T18">Activity</text:span></text:p></draw:text-box></draw:frame><draw:frame draw:style-name="gr10" draw:text-style-name="P70" draw:id="id22" svg:width="1.4933in" svg:height="0.3677in" svg:x="4.0535in" svg:y="0in"><draw:text-box><text:p text:style-name="P69"><text:span text:style-name="T18">Why activity occurs</text:span></text:p></draw:text-box></draw:frame><draw:frame draw:style-name="gr10" draw:text-style-name="P70" draw:id="id18" svg:width="0.5039in" svg:height="0.3677in" svg:x="0.198in" svg:y="0.8665in"><draw:text-box><text:p text:style-name="P69"><text:span text:style-name="T18">Goal</text:span></text:p></draw:text-box></draw:frame><draw:frame draw:style-name="gr10" draw:text-style-name="P70" draw:id="id19" svg:width="0.6287in" svg:height="0.3677in" svg:x="2.4173in" svg:y="0.8665in"><draw:text-box><text:p text:style-name="P69"><text:span text:style-name="T18">Action</text:span></text:p></draw:text-box></draw:frame><draw:frame draw:style-name="gr10" draw:text-style-name="P70" draw:id="id23" svg:width="1.5248in" svg:height="0.3677in" svg:x="4.0382in" svg:y="0.8665in"><draw:text-box><text:p text:style-name="P69"><text:span text:style-name="T18">What activity occurs</text:span></text:p></draw:text-box></draw:frame><draw:frame draw:style-name="gr10" draw:text-style-name="P70" draw:id="id16" svg:width="0.8996in" svg:height="0.3677in" svg:x="0in" svg:y="1.7327in"><draw:text-box><text:p text:style-name="P69"><text:span text:style-name="T18">Conditions</text:span></text:p></draw:text-box></draw:frame><draw:frame draw:style-name="gr10" draw:text-style-name="P70" draw:id="id17" svg:width="0.837in" svg:height="0.3677in" svg:x="2.3134in" svg:y="1.7327in"><draw:text-box><text:p text:style-name="P69"><text:span text:style-name="T18">Operation</text:span></text:p></draw:text-box></draw:frame><draw:frame draw:style-name="gr10" draw:text-style-name="P70" draw:id="id24" svg:width="1.5039in" svg:height="0.3677in" svg:x="4.0492in" svg:y="1.7327in"><draw:text-box><text:p text:style-name="P69"><text:span text:style-name="T18">How activity occurs</text:span></text:p></draw:text-box></draw:frame><draw:connector draw:style-name="gr11" draw:text-style-name="P68" draw:type="line" svg:x1="3.0874in" svg:y1="0.1839in" svg:x2="4.0535in" svg:y2="0.1839in" draw:start-shape="id21" draw:start-glue-point="1" draw:end-shape="id22" draw:end-glue-point="3" svg:d="m4446-1248h1391"><text:p/></draw:connector><draw:connector draw:style-name="gr11" draw:text-style-name="P68" draw:type="line" svg:x1="3.0457in" svg:y1="1.05in" svg:x2="4.0382in" svg:y2="1.05in" draw:start-shape="id19" draw:start-glue-point="1" draw:end-shape="id23" draw:end-glue-point="3" svg:d="m4386 0h1429"><text:p/></draw:connector><draw:connector draw:style-name="gr11" draw:text-style-name="P68" draw:type="line" svg:x1="3.15in" svg:y1="1.9161in" svg:x2="4.0492in" svg:y2="1.9161in" draw:start-shape="id17" draw:start-glue-point="1" draw:end-shape="id24" draw:end-glue-point="3" svg:d="m4536 1247h1295"><text:p/></draw:connector></draw:g></text:p>
          <text:p text:style-name="P11">Source: Engeström, 1999; Kaptelinin &amp; Nardi, 2006; Kuutti, 1996; Wilson, 2005</text:p>
          <text:p text:style-name="P8">Figure <text:sequence text:ref-name="refFigure1" text:name="Figure" text:formula="ooow:Figure+1" style:num-format="1">1</text:sequence>: The hierarchical structure of activity</text:p>
        </draw:text-box>
      </draw:frame>
      <draw:frame draw:style-name="fr3" draw:name="Figure 2" text:anchor-type="page" text:anchor-page-number="40" svg:width="6in" style:rel-width="100%" draw:z-index="4">
        <draw:text-box fo:min-height="0.2in">
          <text:p text:style-name="P9"><draw:g text:anchor-type="as-char" draw:z-index="5" draw:style-name="gr1"><draw:frame draw:style-name="gr12" draw:text-style-name="P70" svg:width="0.7433in" svg:height="0.3677in" svg:x="1.4063in" svg:y="0in"><draw:text-box><text:p text:style-name="P69"><text:span text:style-name="T18">Artifacts</text:span></text:p></draw:text-box></draw:frame><draw:custom-shape draw:style-name="gr13" draw:text-style-name="P68"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 draw:text-style-name="P68"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3" draw:text-style-name="P68" draw:id="id31"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 draw:text-style-name="P70" draw:id="id30" svg:width="0.9622in" svg:height="0.3677in" svg:x="1.2972in" svg:y="1.8453in"><draw:text-box><text:p text:style-name="P69"><text:span text:style-name="T18">Community</text:span></text:p></draw:text-box></draw:frame><draw:frame draw:style-name="gr12" draw:text-style-name="P70" draw:id="id29" svg:width="0.9205in" svg:height="0.5551in" svg:x="2.8181in" svg:y="1.8437in"><draw:text-box><text:p text:style-name="P69"><text:span text:style-name="T18">Division of</text:span><text:span text:style-name="T18"><text:line-break/></text:span><text:span text:style-name="T18">labor</text:span></text:p></draw:text-box></draw:frame><draw:frame draw:style-name="gr12" draw:text-style-name="P70" draw:id="id27" svg:width="0.5559in" svg:height="0.3677in" svg:x="0in" svg:y="1.8453in"><draw:text-box><text:p text:style-name="P69"><text:span text:style-name="T18">Rules</text:span></text:p></draw:text-box></draw:frame><draw:frame draw:style-name="gr14" draw:text-style-name="P70" draw:id="id28" svg:width="0.6705in" svg:height="0.3677in" svg:x="0.3634in" svg:y="0.9228in"><draw:text-box><text:p text:style-name="P69"><text:span text:style-name="T18">Subject</text:span></text:p></draw:text-box></draw:frame><draw:frame draw:style-name="gr15" draw:text-style-name="P70" draw:id="id25" svg:width="0.778in" svg:height="0.3677in" svg:x="2.522in" svg:y="0.9228in"><draw:text-box><text:p text:style-name="P69"><text:span text:style-name="T18">Object</text:span></text:p></draw:text-box></draw:frame><draw:frame draw:style-name="gr16" draw:text-style-name="P70" draw:id="id26" svg:width="0.785in" svg:height="0.3677in" svg:x="3.7673in" svg:y="0.9236in"><draw:text-box><text:p text:style-name="P69"><text:span text:style-name="T18">Outcome</text:span></text:p></draw:text-box></draw:frame><draw:connector draw:style-name="gr17" draw:text-style-name="P68" draw:type="line" svg:x1="3.3in" svg:y1="1.1067in" svg:x2="3.7673in" svg:y2="1.1071in" draw:start-shape="id25" draw:start-glue-point="1" draw:end-shape="id26" draw:end-glue-point="3" svg:d="m4752-134 673 1"><text:p/></draw:connector><draw:connector draw:style-name="gr18" draw:text-style-name="P68" draw:type="line" svg:x1="2.522in" svg:y1="1.1067in" svg:x2="0.278in" svg:y2="1.8449in" draw:start-shape="id25" draw:start-glue-point="3" draw:end-shape="id27" draw:end-glue-point="0" svg:d="m3632-134-3232 1064"><text:p/></draw:connector><draw:connector draw:style-name="gr18" draw:text-style-name="P68" draw:type="line" svg:x1="1.0335in" svg:y1="1.1067in" svg:x2="3.278in" svg:y2="1.8437in" draw:start-shape="id28" draw:start-glue-point="1" draw:end-shape="id29" draw:end-glue-point="0" svg:d="m1488-134 3232 1062"><text:p/></draw:connector><draw:connector draw:style-name="gr18" draw:text-style-name="P68" draw:type="line" svg:x1="1.778in" svg:y1="1.8449in" svg:x2="1.7783in" svg:y2="0.3559in" draw:start-shape="id30" draw:start-glue-point="0" draw:end-shape="id31" draw:end-glue-point="4" svg:d="m2560 930 1-2145"><text:p/></draw:connector></draw:g></text:p>
          <text:p text:style-name="P10">Source: Engeström, 1999</text:p>
          <text:p text:style-name="Figure">Figure <text:sequence text:ref-name="refFigure2" text:name="Figure" text:formula="ooow:Figure+1" style:num-format="1">2</text:sequence>: Engeström’s model of the activity system</text:p>
        </draw:text-box>
      </draw:frame>
      <draw:frame draw:style-name="fr3" draw:name="Figure 3" text:anchor-type="page" text:anchor-page-number="53" svg:width="6in" style:rel-width="100%" draw:z-index="6">
        <draw:text-box fo:min-height="0.2in">
          <text:p text:style-name="P9"><draw:g text:anchor-type="as-char" draw:z-index="7" draw:style-name="gr1"><draw:frame draw:style-name="gr19" draw:text-style-name="P75" svg:width="1.6303in" svg:height="0.9106in" svg:x="1.4583in" svg:y="0in"><draw:text-box><text:p text:style-name="P74"><text:span text:style-name="T22">Code under review,</text:span><text:span text:style-name="T22"><text:line-break/></text:span><text:span text:style-name="T22">supporting material,</text:span><text:span text:style-name="T22"><text:line-break/></text:span><text:span text:style-name="T22">IDEs, diff tools, VCS,</text:span><text:span text:style-name="T22"><text:line-break/></text:span><text:span text:style-name="T22">code review tool</text:span></text:p></draw:text-box></draw:frame><draw:custom-shape draw:style-name="gr20" draw:text-style-name="P76" draw:id="id35"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1" draw:text-style-name="P76" draw:id="id36"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2" draw:text-style-name="P76" draw:id="id34"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3" draw:text-style-name="P75" svg:width="1.1406in" svg:height="0.5358in" svg:x="1.7028in" svg:y="2.4028in"><draw:text-box><text:p text:style-name="P74"><text:span text:style-name="T22">QE, managers,</text:span><text:span text:style-name="T22"><text:line-break/></text:span><text:span text:style-name="T22">developers</text:span></text:p></draw:text-box></draw:frame><draw:frame draw:style-name="gr24" draw:text-style-name="P75" svg:width="1.4843in" svg:height="0.9106in" svg:x="3.0311in" svg:y="2.4in"><draw:text-box><text:p text:style-name="P74"><text:span text:style-name="T22">Who reviews,</text:span><text:span text:style-name="T22"><text:line-break/></text:span><text:span text:style-name="T22">review follow-up,</text:span></text:p><text:p text:style-name="P74"><text:span text:style-name="T22">asynchronous/</text:span><text:span text:style-name="T22"><text:line-break/></text:span><text:span text:style-name="T22">synchronous review</text:span></text:p></draw:text-box></draw:frame><draw:frame draw:style-name="gr25" draw:text-style-name="P75" svg:width="1.5469in" svg:height="0.9106in" svg:x="0in" svg:y="2.4in"><draw:text-box><text:p text:style-name="P74"><text:span text:style-name="T22">When to review,</text:span><text:span text:style-name="T22"><text:line-break/></text:span><text:span text:style-name="T22">how much to review,</text:span><text:span text:style-name="T22"><text:line-break/></text:span><text:span text:style-name="T22">standards &amp;</text:span><text:span text:style-name="T22"><text:line-break/></text:span><text:span text:style-name="T22">guidelines</text:span></text:p></draw:text-box></draw:frame><draw:frame draw:style-name="gr26" draw:text-style-name="P78" svg:width="1.4114in" svg:height="0.348in" svg:x="0.1055in" svg:y="1.4819in"><draw:text-box><text:p text:style-name="P77"><text:span text:style-name="T22">Authors, reviewers</text:span></text:p></draw:text-box></draw:frame><draw:frame draw:style-name="gr27" draw:text-style-name="P75" draw:id="id32" svg:width="1.2067in" svg:height="0.5358in" svg:x="3.0291in" svg:y="1.3874in"><draw:text-box><text:p text:style-name="P74"><text:span text:style-name="T22">Development</text:span><text:span text:style-name="T22"><text:line-break/></text:span><text:span text:style-name="T22">project</text:span></text:p></draw:text-box></draw:frame><draw:frame draw:style-name="gr28" draw:text-style-name="P75" draw:id="id33" svg:width="1.3386in" svg:height="0.5358in" svg:x="4.5382in" svg:y="1.3874in"><draw:text-box><text:p text:style-name="P74"><text:span text:style-name="T22">Quality code,</text:span></text:p><text:p text:style-name="P74"><text:span text:style-name="T22">skilled developers</text:span></text:p></draw:text-box></draw:frame><draw:connector draw:style-name="gr29" draw:text-style-name="P76" draw:type="line" svg:x1="4.2354in" svg:y1="1.6551in" svg:x2="4.5382in" svg:y2="1.6551in" draw:start-shape="id32" draw:start-glue-point="1" draw:end-shape="id33" draw:end-glue-point="3" svg:d="m6099-1h436"><text:p/></draw:connector><draw:connector draw:style-name="gr30" draw:text-style-name="P76" draw:type="line" svg:x1="3.0236in" svg:y1="1.6555in" svg:x2="0.7728in" svg:y2="2.4055in" draw:start-shape="id34" draw:start-glue-point="8" draw:end-shape="id35" draw:end-glue-point="6" svg:d="m4354 0-3241 1080"><text:p/></draw:connector><draw:connector draw:style-name="gr31" draw:text-style-name="P76" draw:type="line" svg:x1="1.5236in" svg:y1="1.6555in" svg:x2="3.7728in" svg:y2="2.4055in" draw:start-shape="id34" draw:start-glue-point="6" draw:end-shape="id36" draw:end-glue-point="8" svg:d="m2194 0 3239 1080"><text:p/></draw:connector><draw:connector draw:style-name="gr32" draw:text-style-name="P76" draw:type="line" svg:x1="2.2728in" svg:y1="2.4055in" svg:x2="2.2736in" svg:y2="0.9059in" draw:start-shape="id36" draw:start-glue-point="6" draw:end-shape="id34" draw:end-glue-point="4" svg:d="m3273 1080 1-2160"><text:p/></draw:connector></draw:g></text:p>
          <text:p text:style-name="Figure">Figure <text:sequence text:ref-name="refFigure3" text:name="Figure" text:formula="ooow:Figure+1" style:num-format="1">3</text:sequence>: A code review activity system</text:p>
        </draw:text-box>
      </draw:frame>
      <draw:frame draw:style-name="fr3" draw:name="Frame1" text:anchor-type="page" text:anchor-page-number="55" svg:width="6in" style:rel-width="100%" draw:z-index="8">
        <draw:text-box fo:min-height="0.2in">
          <text:p text:style-name="P9"><draw:g text:anchor-type="as-char" draw:z-index="9" draw:style-name="gr1"><draw:connector draw:style-name="gr33" draw:text-style-name="P68" draw:type="line" svg:x1="4.578in" svg:y1="5.6929in" svg:x2="4.5681in" svg:y2="5.8472in" draw:start-shape="id37" draw:start-glue-point="2" draw:end-shape="id38" draw:end-glue-point="0" svg:d="m6592 3329-14 222"><text:p/></draw:connector><draw:connector draw:style-name="gr33" draw:text-style-name="P68" draw:type="line" svg:x1="4.5681in" svg:y1="6.1339in" svg:x2="4.5591in" svg:y2="6.2882in" draw:start-shape="id38" draw:start-glue-point="2" draw:end-shape="id39" draw:end-glue-point="0" svg:d="m6578 3964-13 222"><text:p/></draw:connector><draw:frame draw:style-name="gr34" draw:text-style-name="P79" draw:id="id43" svg:width="1.9177in" svg:height="0.4748in" svg:x="0.1209in" svg:y="0.2701in"><draw:text-box><text:p text:style-name="P69"><text:span text:style-name="T23">Receive timely, actionable</text:span><text:span text:style-name="T23"><text:line-break/></text:span><text:span text:style-name="T23">suggestions</text:span></text:p></draw:text-box></draw:frame><draw:frame draw:style-name="gr34" draw:text-style-name="P79" draw:id="id48" svg:width="2.0323in" svg:height="0.4748in" svg:x="0.0717in" svg:y="1.5953in"><draw:text-box><text:p text:style-name="P69"><text:span text:style-name="T23">Receive suggestions scoped</text:span><text:span text:style-name="T23"><text:line-break/></text:span><text:span text:style-name="T23">to specific concerns</text:span></text:p></draw:text-box></draw:frame><draw:frame draw:style-name="gr34" draw:text-style-name="P79" draw:id="id40" svg:width="2.2717in" svg:height="0.287in" svg:x="3.4181in" svg:y="0.3634in"><draw:text-box><text:p text:style-name="P69"><text:span text:style-name="T23">Identify appropriate reviewer(s)</text:span></text:p></draw:text-box></draw:frame><draw:frame draw:style-name="gr34" draw:text-style-name="P79" draw:id="id41" svg:width="1.4594in" svg:height="0.287in" svg:x="3.8398in" svg:y="0.8043in"><draw:text-box><text:p text:style-name="P69"><text:span text:style-name="T23">Schedule review(s)</text:span></text:p></draw:text-box></draw:frame><draw:frame draw:style-name="gr34" draw:text-style-name="P79" draw:id="id44" svg:width="1.6886in" svg:height="0.287in" svg:x="3.7272in" svg:y="1.6874in"><draw:text-box><text:p text:style-name="P69"><text:span text:style-name="T23">Describe review scope</text:span></text:p></draw:text-box></draw:frame><draw:frame draw:style-name="gr34" draw:text-style-name="P79" draw:id="id45" svg:width="2.3449in" svg:height="0.4748in" svg:x="3.3811in" svg:y="2.1299in"><draw:text-box><text:p text:style-name="P69"><text:span text:style-name="T23">Distribute review material</text:span><text:span text:style-name="T23"><text:line-break/></text:span><text:span text:style-name="T23">(code, documentation, tests, etc.)</text:span></text:p></draw:text-box></draw:frame><draw:frame draw:style-name="gr35" draw:text-style-name="P81" svg:width="0.5224in" svg:height="0.1886in" svg:x="2.6201in" svg:y="0.0492in"><draw:text-box><text:p text:style-name="P80"><text:span text:style-name="T24">Author</text:span></text:p></draw:text-box></draw:frame><draw:frame draw:style-name="gr36" draw:text-style-name="P71" svg:width="0.5323in" svg:height="0.287in" svg:x="0.8339in" svg:y="0in"><draw:text-box><text:p text:style-name="P69"><text:span text:style-name="T19">Goal</text:span></text:p></draw:text-box></draw:frame><draw:frame draw:style-name="gr36" draw:text-style-name="P71" svg:width="0.626in" svg:height="0.287in" svg:x="4.261in" svg:y="0in"><draw:text-box><text:p text:style-name="P69"><text:span text:style-name="T19">Action</text:span></text:p></draw:text-box></draw:frame><draw:frame draw:style-name="gr34" draw:text-style-name="P79" draw:id="id42" svg:width="1.4071in" svg:height="0.287in" svg:x="3.8626in" svg:y="1.2457in"><draw:text-box><text:p text:style-name="P69"><text:span text:style-name="T23">Notify reviewer(s)</text:span></text:p></draw:text-box></draw:frame><draw:connector draw:style-name="gr33" draw:text-style-name="P68" draw:type="line" svg:x1="4.5535in" svg:y1="0.6504in" svg:x2="4.5689in" svg:y2="0.8043in" draw:start-shape="id40" draw:start-glue-point="2" draw:end-shape="id41" draw:end-glue-point="0" svg:d="m6557-3933 22 222"><text:p/></draw:connector><draw:connector draw:style-name="gr33" draw:text-style-name="P68" draw:type="line" svg:x1="4.5689in" svg:y1="1.0913in" svg:x2="4.5661in" svg:y2="1.2461in" draw:start-shape="id41" draw:start-glue-point="2" draw:end-shape="id42" svg:d="m6579-3298-4 223"><text:p/></draw:connector><draw:connector draw:style-name="gr33" draw:text-style-name="P68" draw:type="line" svg:x1="2.0382in" svg:y1="0.5075in" svg:x2="3.4181in" svg:y2="0.5067in" draw:start-shape="id43" draw:start-glue-point="1" draw:end-shape="id40" draw:end-glue-point="3" svg:d="m2935-4138 1987-1"><text:p/></draw:connector><draw:connector draw:style-name="gr33" draw:text-style-name="P68" draw:type="line" svg:x1="4.5709in" svg:y1="1.9748in" svg:x2="4.5535in" svg:y2="2.1303in" draw:start-shape="id44" draw:start-glue-point="2" draw:end-shape="id45" draw:end-glue-point="0" svg:d="m6582-2025-25 224"><text:p/></draw:connector><draw:frame draw:style-name="gr34" draw:text-style-name="P79" draw:id="id49" svg:width="2.1677in" svg:height="0.4748in" svg:x="0in" svg:y="2.6634in"><draw:text-box><text:p text:style-name="P69"><text:span text:style-name="T23">Make improvements based on</text:span><text:span text:style-name="T23"><text:line-break/></text:span><text:span text:style-name="T23">review suggestions</text:span></text:p></draw:text-box></draw:frame><draw:frame draw:style-name="gr34" draw:text-style-name="P79" draw:id="id46" svg:width="1.4803in" svg:height="0.287in" svg:x="3.8283in" svg:y="2.7571in"><draw:text-box><text:p text:style-name="P69"><text:span text:style-name="T23">Record suggestions</text:span></text:p></draw:text-box></draw:frame><draw:frame draw:style-name="gr34" draw:text-style-name="P79" draw:id="id47" svg:width="1.6988in" svg:height="0.287in" svg:x="3.7075in" svg:y="3.198in"><draw:text-box><text:p text:style-name="P69"><text:span text:style-name="T23">Implement suggestions</text:span></text:p></draw:text-box></draw:frame><draw:connector draw:style-name="gr33" draw:text-style-name="P68" draw:type="line" svg:x1="4.5681in" svg:y1="3.0441in" svg:x2="4.5571in" svg:y2="3.198in" draw:start-shape="id46" draw:start-glue-point="2" draw:end-shape="id47" draw:end-glue-point="0" svg:d="m6578-486-16 222"><text:p/></draw:connector><draw:connector draw:style-name="gr33" draw:text-style-name="P68" draw:type="line" svg:x1="2.1035in" svg:y1="1.8327in" svg:x2="3.7272in" svg:y2="1.8311in" draw:start-shape="id48" draw:start-glue-point="1" draw:end-shape="id44" draw:end-glue-point="3" svg:d="m3029-2230 2338-2"><text:p/></draw:connector><draw:connector draw:style-name="gr33" draw:text-style-name="P68" draw:type="line" svg:x1="2.1673in" svg:y1="2.9004in" svg:x2="3.8283in" svg:y2="2.9004in" draw:start-shape="id49" draw:start-glue-point="1" draw:end-shape="id46" svg:d="m3121-693h2392"><text:p/></draw:connector><draw:frame draw:style-name="gr37" draw:text-style-name="P82" svg:width="0.3031in" svg:height="0.2512in" svg:x="4.5772in" svg:y="0.602in"><draw:text-box><text:p text:style-name="P80"><text:span text:style-name="T25">☇</text:span></text:p></draw:text-box></draw:frame><draw:frame draw:style-name="gr38" draw:text-style-name="P82" svg:width="0.3031in" svg:height="0.2512in" svg:x="4.5772in" svg:y="2.9953in"><draw:text-box><text:p text:style-name="P80"><text:span text:style-name="T25">☇</text:span></text:p></draw:text-box></draw:frame><draw:frame draw:style-name="gr34" draw:text-style-name="P79" draw:id="id50" svg:width="2.2614in" svg:height="0.287in" svg:x="3.4209in" svg:y="3.6398in"><draw:text-box><text:p text:style-name="P69"><text:span text:style-name="T23">Follow up after implementation</text:span></text:p></draw:text-box></draw:frame><draw:connector draw:style-name="gr33" draw:text-style-name="P68" draw:type="line" svg:x1="4.5571in" svg:y1="3.4846in" svg:x2="4.5516in" svg:y2="3.6394in" draw:start-shape="id47" draw:start-glue-point="2" draw:end-shape="id50" draw:end-glue-point="0" svg:d="m6562 149-8 223"><text:p/></draw:connector><draw:frame draw:style-name="gr39" draw:text-style-name="P82" svg:width="0.3031in" svg:height="0.2512in" svg:x="4.5772in" svg:y="1.0437in"><draw:text-box><text:p text:style-name="P80"><text:span text:style-name="T25">☇</text:span></text:p></draw:text-box></draw:frame><draw:frame draw:style-name="gr34" draw:text-style-name="P79" draw:id="id53" svg:width="1.8343in" svg:height="0.4748in" svg:x="0.1744in" svg:y="4.4299in"><draw:text-box><text:p text:style-name="P69"><text:span text:style-name="T23">Understand review goals</text:span><text:span text:style-name="T23"><text:line-break/></text:span><text:span text:style-name="T23">and context</text:span></text:p></draw:text-box></draw:frame><draw:frame draw:style-name="gr34" draw:text-style-name="P79" draw:id="id51" svg:width="1.9071in" svg:height="0.287in" svg:x="3.6043in" svg:y="4.522in"><draw:text-box><text:p text:style-name="P69"><text:span text:style-name="T23">Read supporting materials</text:span></text:p></draw:text-box></draw:frame><draw:frame draw:style-name="gr34" draw:text-style-name="P79" draw:id="id52" svg:width="1.9071in" svg:height="0.287in" svg:x="3.6083in" svg:y="4.9638in"><draw:text-box><text:p text:style-name="P69"><text:span text:style-name="T23">Communicate with author</text:span></text:p></draw:text-box></draw:frame><draw:g draw:style-name="gr40"><draw:frame draw:style-name="gr35" draw:text-style-name="P81" svg:width="0.6685in" svg:height="0.1886in" svg:x="2.548in" svg:y="4.2083in"><draw:text-box><text:p text:style-name="P80"><text:span text:style-name="T24">Reviewer</text:span></text:p></draw:text-box></draw:frame><draw:frame draw:style-name="gr34" draw:text-style-name="P71" svg:width="0.5323in" svg:height="0.287in" svg:x="0.8346in" svg:y="4.1598in"><draw:text-box><text:p text:style-name="P69"><text:span text:style-name="T19">Goal</text:span></text:p></draw:text-box></draw:frame><draw:frame draw:style-name="gr34" draw:text-style-name="P71" svg:width="0.626in" svg:height="0.287in" svg:x="4.261in" svg:y="4.1598in"><draw:text-box><text:p text:style-name="P69"><text:span text:style-name="T19">Action</text:span></text:p></draw:text-box></draw:frame></draw:g><draw:connector draw:style-name="gr33" draw:text-style-name="P68" draw:type="line" svg:x1="4.5575in" svg:y1="4.8091in" svg:x2="4.5618in" svg:y2="4.9638in" draw:start-shape="id51" draw:start-glue-point="2" draw:end-shape="id52" draw:end-glue-point="0" svg:d="m6563 2056 6 223"><text:p/></draw:connector><draw:connector draw:style-name="gr33" draw:text-style-name="P68" draw:type="line" svg:x1="2.0083in" svg:y1="4.6669in" svg:x2="3.6043in" svg:y2="4.6654in" draw:start-shape="id53" draw:start-glue-point="1" draw:end-shape="id51" draw:end-glue-point="3" svg:d="m2892 1852 2298-2"><text:p/></draw:connector><draw:frame draw:style-name="gr41" draw:text-style-name="P82" svg:width="0.1268in" svg:height="0.3677in" svg:x="2.7516in" svg:y="4.6638in"><draw:text-box><text:p text:style-name="P80"><text:span text:style-name="T25">☇</text:span></text:p></draw:text-box></draw:frame><draw:frame draw:style-name="gr34" draw:text-style-name="P79" draw:id="id54" svg:width="1.8134in" svg:height="0.287in" svg:x="0.178in" svg:y="5.4063in"><draw:text-box><text:p text:style-name="P69"><text:span text:style-name="T23">Make useful suggestions</text:span></text:p></draw:text-box></draw:frame><draw:frame draw:style-name="gr34" draw:text-style-name="P79" draw:id="id37" svg:width="0.8969in" svg:height="0.287in" svg:x="4.1299in" svg:y="5.4063in"><draw:text-box><text:p text:style-name="P69"><text:span text:style-name="T23">Read code</text:span></text:p></draw:text-box></draw:frame><draw:frame draw:style-name="gr34" draw:text-style-name="P79" draw:id="id38" svg:width="1.4803in" svg:height="0.287in" svg:x="3.8283in" svg:y="5.8472in"><draw:text-box><text:p text:style-name="P69"><text:span text:style-name="T23">Record suggestions</text:span></text:p></draw:text-box></draw:frame><draw:frame draw:style-name="gr34" draw:text-style-name="P79" draw:id="id39" svg:width="1.9177in" svg:height="0.4748in" svg:x="3.6008in" svg:y="6.2882in"><draw:text-box><text:p text:style-name="P69"><text:span text:style-name="T23">Communicate suggestions</text:span><text:span text:style-name="T23"><text:line-break/></text:span><text:span text:style-name="T23">to author</text:span></text:p></draw:text-box></draw:frame><draw:connector draw:style-name="gr33" draw:text-style-name="P68" draw:type="line" svg:x1="1.9909in" svg:y1="5.5492in" svg:x2="4.1299in" svg:y2="5.5492in" draw:start-shape="id54" draw:start-glue-point="1" draw:end-shape="id37" draw:end-glue-point="3" svg:d="m2867 3122h3080"><text:p/></draw:connector><draw:frame draw:style-name="gr37" draw:text-style-name="P82" svg:width="0.3031in" svg:height="0.2512in" svg:x="4.5772in" svg:y="5.6453in"><draw:text-box><text:p text:style-name="P80"><text:span text:style-name="T25">☇</text:span></text:p></draw:text-box></draw:frame><draw:frame draw:style-name="gr42" draw:text-style-name="P82" svg:width="0.2268in" svg:height="0.2512in" svg:x="4.5772in" svg:y="6.0862in"><draw:text-box><text:p text:style-name="P80"><text:span text:style-name="T25">☇</text:span></text:p></draw:text-box></draw:frame></draw:g></text:p>
          <text:p text:style-name="Figure">Figure <text:sequence text:ref-name="refFigure4" text:name="Figure" text:formula="ooow:Figure+1" style:num-format="1">4</text:sequence>: Code review goals and actions</text:p>
        </draw:text-box>
      </draw:frame>
      <draw:frame draw:style-name="fr4" draw:name="Figure 5" text:anchor-type="page" text:anchor-page-number="60" svg:width="6in" style:rel-width="100%" draw:z-index="10">
        <draw:text-box fo:min-height="0.2in">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9">Subject</text:p>
                </table:table-cell>
                <table:table-cell table:style-name="Table1.A1" office:value-type="string">
                  <text:p text:style-name="P29">Action</text:p>
                </table:table-cell>
                <table:table-cell table:style-name="Table1.C1" office:value-type="string">
                  <text:p text:style-name="P29">Mediating artifacts</text:p>
                </table:table-cell>
              </table:table-row>
            </table:table-header-rows>
            <table:table-row>
              <table:table-cell table:style-name="Table1.A2" table:number-rows-spanned="8" office:value-type="string">
                <text:p text:style-name="P24">Author</text:p>
              </table:table-cell>
              <table:table-cell table:style-name="Table1.A2" office:value-type="string">
                <text:p text:style-name="P24">Identify appropriate reviewer(s)</text:p>
              </table:table-cell>
              <table:table-cell table:style-name="Table1.C2" office:value-type="string">
                <text:p text:style-name="P24">Past reviews, discussions with other developers, intranet</text:p>
              </table:table-cell>
            </table:table-row>
            <table:table-row>
              <table:covered-table-cell/>
              <table:table-cell table:style-name="Table1.A2" office:value-type="string">
                <text:p text:style-name="P24">Schedule review(s)</text:p>
              </table:table-cell>
              <table:table-cell table:style-name="Table1.C2" office:value-type="string">
                <text:p text:style-name="P24">Email, calender software, discussion</text:p>
              </table:table-cell>
            </table:table-row>
            <table:table-row>
              <table:covered-table-cell/>
              <table:table-cell table:style-name="Table1.A2" office:value-type="string">
                <text:p text:style-name="P24">Notify reviewer(s)</text:p>
              </table:table-cell>
              <table:table-cell table:style-name="Table1.C2" office:value-type="string">
                <text:p text:style-name="P24">Email, instant messenger (IM), discussion</text:p>
              </table:table-cell>
            </table:table-row>
            <table:table-row>
              <table:covered-table-cell/>
              <table:table-cell table:style-name="Table1.A2" office:value-type="string">
                <text:p text:style-name="P24">Describe review scope</text:p>
              </table:table-cell>
              <table:table-cell table:style-name="Table1.C2" office:value-type="string">
                <text:p text:style-name="P24">Code under review, email, presentation software, word processing software, white boards, code comments, IDE/text editor, design documentation, unit tests, Web-based review tool, discussion</text:p>
              </table:table-cell>
            </table:table-row>
            <table:table-row>
              <table:covered-table-cell/>
              <table:table-cell table:style-name="Table1.A2" office:value-type="string">
                <text:p text:style-name="P24">Distribute review materials</text:p>
              </table:table-cell>
              <table:table-cell table:style-name="Table1.C2" office:value-type="string">
                <text:p text:style-name="P24">Code under review, email, Web-based review tool, paper printouts, white board, IM, version control software (VCS)</text:p>
              </table:table-cell>
            </table:table-row>
            <table:table-row>
              <table:covered-table-cell/>
              <table:table-cell table:style-name="Table1.A2" office:value-type="string">
                <text:p text:style-name="P24">Record suggestions</text:p>
              </table:table-cell>
              <table:table-cell table:style-name="Table1.C2" office:value-type="string">
                <text:p text:style-name="P24">Code under review, IDE/text editor, white board, notepads, Web-based review tool</text:p>
              </table:table-cell>
            </table:table-row>
            <table:table-row>
              <table:covered-table-cell/>
              <table:table-cell table:style-name="Table1.A2" office:value-type="string">
                <text:p text:style-name="P24">Implement suggestions</text:p>
              </table:table-cell>
              <table:table-cell table:style-name="Table1.C2" office:value-type="string">
                <text:p text:style-name="P24">IDE/text editor, recorded suggestions</text:p>
              </table:table-cell>
            </table:table-row>
            <table:table-row>
              <table:covered-table-cell/>
              <table:table-cell table:style-name="Table1.A2" office:value-type="string">
                <text:p text:style-name="P24">Follow up after implementation</text:p>
              </table:table-cell>
              <table:table-cell table:style-name="Table1.C2" office:value-type="string">
                <text:p text:style-name="P24">Email, IM, VCS</text:p>
              </table:table-cell>
            </table:table-row>
            <table:table-row>
              <table:table-cell table:style-name="Table1.A2" table:number-rows-spanned="5" office:value-type="string">
                <text:p text:style-name="P24">Reviewer</text:p>
              </table:table-cell>
              <table:table-cell table:style-name="Table1.A2" office:value-type="string">
                <text:p text:style-name="P24">Read supporting materials</text:p>
              </table:table-cell>
              <table:table-cell table:style-name="Table1.C2" office:value-type="string">
                <text:p text:style-name="P24">Code under review, email, Web-based review tool, paper printouts, white board, word processing software</text:p>
              </table:table-cell>
            </table:table-row>
            <table:table-row>
              <table:covered-table-cell/>
              <table:table-cell table:style-name="Table1.A2" office:value-type="string">
                <text:p text:style-name="P24">Communicate with author</text:p>
              </table:table-cell>
              <table:table-cell table:style-name="Table1.C2" office:value-type="string">
                <text:p text:style-name="P24">Email, IM, discussion</text:p>
              </table:table-cell>
            </table:table-row>
            <table:table-row>
              <table:covered-table-cell/>
              <table:table-cell table:style-name="Table1.A2" office:value-type="string">
                <text:p text:style-name="P24">Read code</text:p>
              </table:table-cell>
              <table:table-cell table:style-name="Table1.C2" office:value-type="string">
                <text:p text:style-name="P24">Code under review, email, IDE/text editor, Web-based review tool, paper printouts, VCS, white board</text:p>
              </table:table-cell>
            </table:table-row>
            <table:table-row>
              <table:covered-table-cell/>
              <table:table-cell table:style-name="Table1.A2" office:value-type="string">
                <text:p text:style-name="P24">Record suggestions</text:p>
              </table:table-cell>
              <table:table-cell table:style-name="Table1.C2" office:value-type="string">
                <text:p text:style-name="P24">Code under review, IDE/text editor, white board, notepads, Web-based review tool</text:p>
              </table:table-cell>
            </table:table-row>
            <table:table-row>
              <table:covered-table-cell/>
              <table:table-cell table:style-name="Table1.A2" office:value-type="string">
                <text:p text:style-name="P24">Communicate suggestions to author</text:p>
              </table:table-cell>
              <table:table-cell table:style-name="Table1.C2" office:value-type="string">
                <text:p text:style-name="P24">Email, IM, discussion, Web-based review tool</text:p>
              </table:table-cell>
            </table:table-row>
          </table:table>
          <text:p text:style-name="Figure">Figure <text:sequence text:ref-name="refFigure5" text:name="Figure" text:formula="ooow:Figure+1" style:num-format="1">5</text:sequence>: Mediation of code review actions by artifacts</text:p>
        </draw:text-box>
      </draw:frame>
      <text:p text:style-name="P39">Interaction Design and Activity Theory: Designing for Social Code Review</text:p>
      <text:p text:style-name="P13">by</text:p>
      <text:p text:style-name="P3">Randy Souza</text:p>
      <text:p text:style-name="P3">December 2010</text:p>
      <text:p text:style-name="P13">Presented to the</text:p>
      <text:p text:style-name="P3">School of Information Arts and Technologies</text:p>
      <text:p text:style-name="P3">University of Baltimore</text:p>
      <text:p text:style-name="P13">In Partial Fulfillment</text:p>
      <text:p text:style-name="P3">of the Requirements for the Degree</text:p>
      <text:p text:style-name="P3">Master of Science</text:p>
      <text:p text:style-name="P13">Approved by:<text:tab/><text:span text:style-name="T4"><text:tab/><text:tab/><text:tab/><text:tab/><text:tab/><text:tab/></text:span></text:p>
      <text:p text:style-name="P5"><text:tab/><text:tab/>Kathryn Summers, IDIA Program Director</text:p>
      <text:p text:style-name="P40">Abstract</text:p>
      <text:p text:style-name="P7">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s that many software development organizations do not use code reviews to their full potential. While code review is often acknowledged as a social practice, few studies address the social, cultural, and historical context that affects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s are proposed for a Web-based tool that supports collaborative construction, execution, and resolution of code reviews.</text:p>
      <text:p text:style-name="P41">Acknowledgments</text:p>
      <text:p text:style-name="P7">Thank you to Kathryn Summers, Nancy, Kaplan, Stuart Moulthrop, and the School of Information Arts &amp; Technology for the knowledge and opportunity to (finally!) complete this project.</text:p>
      <text:p text:style-name="P7">Thank you to M., K., J., A., G., C., L., P., and S. for sharing your code review experience.</text:p>
      <text:p text:style-name="P7">Thank you to Matt, Josh, and Luke for letting me build on your work.</text:p>
      <text:p text:style-name="P7">Eternal gratitude to Naida Rosenberger for love, patience, support, and everything else.</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30">Introduction<text:tab/>1</text:p>
          <text:p text:style-name="P30">Literature Review<text:tab/>3</text:p>
          <text:p text:style-name="P28">Software Inspection<text:tab/>3</text:p>
          <text:p text:style-name="P27">Benefits of code review.<text:tab/>4</text:p>
          <text:p text:style-name="P27">Limitations of code review.<text:tab/>6</text:p>
          <text:p text:style-name="P27">Evolution of the code review process.<text:tab/>8</text:p>
          <text:p text:style-name="P27">The impact of developer skill on code review.<text:tab/>12</text:p>
          <text:p text:style-name="P27">Code reading techniques.<text:tab/>14</text:p>
          <text:p text:style-name="P27">Code review tools.<text:tab/>18</text:p>
          <text:p text:style-name="P27">Summary.<text:tab/>23</text:p>
          <text:p text:style-name="P28">Human-Computer Interaction and the Challenge of Context<text:tab/>23</text:p>
          <text:p text:style-name="P27">From human factors to human actors.<text:tab/>23</text:p>
          <text:p text:style-name="P27">From usability to user experience.<text:tab/>25</text:p>
          <text:p text:style-name="P27">From human-centered design to activity-centered design.<text:tab/>26</text:p>
          <text:p text:style-name="P28">Activity Theory and Interaction Design<text:tab/>27</text:p>
          <text:p text:style-name="P27">Principles of activity theory.<text:tab/>28</text:p>
          <text:p text:style-name="P27">Collective activity and activity systems.<text:tab/>33</text:p>
          <text:p text:style-name="P27">The role of theory in interaction design.<text:tab/>34</text:p>
          <text:p text:style-name="P27">HCI applications of activity theory.<text:tab/>36</text:p>
          <text:p text:style-name="P27">Reevaluation of code review research in an activity theory context.<text:tab/>40</text:p>
          <text:p text:style-name="P30">Research Project<text:tab/>44</text:p>
          <text:p text:style-name="P28">Background<text:tab/>44</text:p>
          <text:p text:style-name="P27">Setting.<text:tab/>44</text:p>
          <text:p text:style-name="P28">Design Research<text:tab/>45</text:p>
          <text:p text:style-name="P27">Methodology.<text:tab/>46</text:p>
          <text:p text:style-name="P27">Results.<text:tab/>48</text:p>
          <text:p text:style-name="P27">Implications.<text:tab/>58</text:p>
          <text:p text:style-name="P28">Interaction Design<text:tab/>61</text:p>
          <text:p text:style-name="P27">Architecture.<text:tab/>61</text:p>
          <text:p text:style-name="P27">Collaboration.<text:tab/>61</text:p>
          <text:p text:style-name="P27">Diffs.<text:tab/>61</text:p>
          <text:p text:style-name="P27">Tool integration.<text:tab/>61</text:p>
          <text:p text:style-name="P27">Historicity.<text:tab/>61</text:p>
          <text:p text:style-name="P27">Development.<text:tab/>61</text:p>
          <text:p text:style-name="P28">Discussion<text:tab/>61</text:p>
          <text:p text:style-name="P30">References<text:tab/>62</text:p>
          <text:p text:style-name="P30">Appendix 1: The activity checklist (design version)<text:tab/>73</text:p>
          <text:p text:style-name="P30">Appendix 2: Interview guide<text:tab/>75</text:p>
        </text:index-body>
      </text:table-of-content>
      <text:p text:style-name="P6"/>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7">Table of Figures</text:p>
          </text:index-title>
          <text:p text:style-name="P31">Figure 1: The hierarchical structure of activity<text:tab/>31</text:p>
          <text:p text:style-name="P31">Figure 2: Engeström’s model of the activity system<text:tab/>34</text:p>
          <text:p text:style-name="P31">Figure 3: A code review activity system<text:tab/>49</text:p>
          <text:p text:style-name="P31">Figure 4: Code review goals and actions<text:tab/>50</text:p>
          <text:p text:style-name="P31">Figure 5: Mediation of code review actions by artifacts<text:tab/>55</text:p>
          <text:p text:style-name="P31">Figure 6: Conceptual architecture for a Web-based code review tool<text:tab/>59</text:p>
        </text:index-body>
      </text:table-index>
      <text:p text:style-name="P6"/>
      <text:h text:style-name="P58" text:outline-level="1">Introduction</text:h>
      <text:p text:style-name="P25">“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1788624703" text:style-name="L1">
        <text:list-item>
          <text:list>
            <text:list-item>
              <text:list>
                <text:list-item>
                  <text:p text:style-name="P32">To better understand code review practice;</text:p>
                </text:list-item>
                <text:list-item>
                  <text:p text:style-name="P32"><text:soft-page-break/>To design an improved code review tool;</text:p>
                </text:list-item>
                <text:list-item>
                  <text:p text:style-name="P32">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59"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66" text:outline-level="3">Limitations of code review.</text:h>
      <text:p text:style-name="P20">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0"><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745775008" text:style-name="L2">
        <text:list-item>
          <text:p text:style-name="P33">Integration of inspection and development processes to connect reviews with day-to-day work;</text:p>
        </text:list-item>
        <text:list-item>
          <text:p text:style-name="P33">Asynchronous review in place of formal meetings to reduce waste associated with meetings and allow more frequent reviews;</text:p>
        </text:list-item>
        <text:list-item>
          <text:p text:style-name="P33">Emphasizing learning over defect detection to build programmer skills and preclude repeat defects;</text:p>
        </text:list-item>
        <text:list-item>
          <text:p text:style-name="P33">Creation of organization-wide review knowledge bases to streamline inspection;</text:p>
        </text:list-item>
        <text:list-item>
          <text:p text:style-name="P33">Outsourcing review to consultants who teach the development team best practices;</text:p>
        </text:list-item>
        <text:list-item>
          <text:p text:style-name="P33">Computer mediation to reduce overhead and support analysis and reflection;</text:p>
        </text:list-item>
        <text:list-item>
          <text:p text:style-name="P33">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465816379" text:continue-list="list745775008" text:style-name="L2">
        <text:list-item text:start-value="1">
          <text:p text:style-name="P34">During the planning stage the code author collected the material to be reviewed, ensured that the material was ready to inspect, selected participants, and determined a location and time for the review (Fagan, 1976).</text:p>
        </text:list-item>
        <text:list-item>
          <text:p text:style-name="P34">In the overview stage the author assigned roles, shared the goals of the inspection, and identified the portions of the material under review (Fagan, 1976).</text:p>
        </text:list-item>
        <text:list-item>
          <text:p text:style-name="P34">During the preparation stage reviewers read the material to become familiar with the code, but were discouraged from looking for defects (Fagan, 1976).</text:p>
        </text:list-item>
        <text:list-item>
          <text:p text:style-name="P34">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34">In the rework stage, the code author evaluated the list of defects and made repairs (Fagan, 1976).</text:p>
        </text:list-item>
        <text:list-item>
          <text:p text:style-name="P34">Finally, during the follow up stage, the author verified the rework with the original review team (Fagan, 1976).</text:p>
        </text:list-item>
      </text:list>
      <text:p text:style-name="P7"><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20">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66"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20">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1523739213" text:style-name="L3">
        <text:list-item>
          <text:p text:style-name="P35">Specify the goals of the inspection, defining terms and indicating what is being reviewed and what type of feedback is desired.</text:p>
        </text:list-item>
        <text:list-item>
          <text:p text:style-name="P35">Identify tradeoffs in reviewer skills, such as domain expertise versus implementation language expertise.</text:p>
        </text:list-item>
        <text:list-item>
          <text:p text:style-name="P35">Clean up the product to be inspected. Automated tools may fix style issues that can distract reviewers from functional defects.</text:p>
        </text:list-item>
        <text:list-item>
          <text:p text:style-name="P35">Use a structured inspection technique.</text:p>
        </text:list-item>
        <text:list-item>
          <text:p text:style-name="P35">Build a process based on inspections. The infrastructure available must identify goals, timing, and participants for an inspection.</text:p>
        </text:list-item>
        <text:list-item>
          <text:p text:style-name="P35">Give inspectors responsibility and authority. Make the author available to <text:soft-page-break/>reviewers. Divide code among reviewers to foster a sense of ownership.</text:p>
        </text:list-item>
        <text:list-item>
          <text:p text:style-name="P35">Ensure that inspectors have the time to inspect. Schedules must accommodate inspections.</text:p>
        </text:list-item>
        <text:list-item>
          <text:p text:style-name="P35">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20">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20">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0">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20">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0">Scenario-based reading was introduced as a meta-technique that applied different reading techniques to different project scenarios (Basili, 1997). A reading technique could be selected by assessing the project across dimensions including:</text:p>
      <text:list xml:id="list1877424034" text:style-name="L4">
        <text:list-item>
          <text:p text:style-name="P36">The goals of the review, for example, to find bugs, to understand performance, or to evaluate maintainability;</text:p>
        </text:list-item>
        <text:list-item>
          <text:p text:style-name="P36">The context of the review, for example, the project phase or the availability of certain inspectors;</text:p>
        </text:list-item>
        <text:list-item>
          <text:p text:style-name="P36">The type of input under review, for example, code, requirements, or tests;</text:p>
        </text:list-item>
        <text:list-item>
          <text:p text:style-name="P36">The type of output desired;</text:p>
        </text:list-item>
        <text:list-item>
          <text:p text:style-name="P36">The degree of rigor required;</text:p>
        </text:list-item>
        <text:list-item>
          <text:p text:style-name="P36">The perspective of the reviewer;</text:p>
        </text:list-item>
        <text:list-item>
          <text:p text:style-name="P36">Qualities of the product, for example, the age of the code or level of test coverage;</text:p>
        </text:list-item>
        <text:list-item>
          <text:p text:style-name="P36">Qualities of the overall process, such as reviewer training (Basili, 1997).</text:p>
        </text:list-item>
      </text:list>
      <text:p text:style-name="P20">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20">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20">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66" text:outline-level="3">Code review tools.</text:h>
      <text:p text:style-name="P20">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0">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20"><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20">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20">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0">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20">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0">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1337434544" text:continue-numbering="true" text:style-name="L4">
        <text:list-item>
          <text:p text:style-name="P36">Inspection of multiple artifact formats, including text and graphics, stored in multiple repository types, including file systems and source code control;</text:p>
        </text:list-item>
        <text:list-item>
          <text:p text:style-name="P36">Asynchronous or synchronous process, including integration with project management tools;</text:p>
        </text:list-item>
        <text:list-item>
          <text:p text:style-name="P36">Multifaceted results, including the severity, type, and resolution of defects (Hedberg, 2004).</text:p>
        </text:list-item>
      </text:list>
      <text:h text:style-name="P66" text:outline-level="3"><text:soft-page-break/>Summary.</text:h>
      <text:p text:style-name="P20">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38" text:outline-level="2">Human-Computer Interaction and the Challenge of Context</text:h>
      <text:p text:style-name="P20">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66" text:outline-level="3">From human factors to human actors.</text:h>
      <text:p text:style-name="P20">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0">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1">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1">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66"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20">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0">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66" text:outline-level="3">From human-centered design to activity-centered design.</text:h>
      <text:p text:style-name="P20">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38" text:outline-level="2">Activity Theory and Interaction Design</text:h>
      <text:p text:style-name="P20">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0">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text:span><text:soft-page-break/><text:span text:style-name="T8">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pan text:style-name="T8">(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text:span><text:span text:style-name="T8">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20">Just as activities were composed of actions, actions were composed of operations oriented toward the conditions surrounding an action (Engeström, 1999; Wilson, 2006). <text:soft-page-break/>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0">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Heading_20_3" text:outline-level="3">Collective activity and activity systems.</text:h>
      <text:p text:style-name="P20">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text:soft-page-break/>without a collective dimension the true motive of activity could be masked:</text:p>
      <text:p text:style-name="P22">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7"><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text:span><text:span text:style-name="T8">(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text:span><text:soft-page-break/><text:span text:style-name="T8">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66" text:outline-level="3">The role of theory in interaction design.</text:h>
      <text:p text:style-name="P20">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20">Halverson (2002) described four roles that theory may play in HCI research:</text:p>
      <text:list xml:id="list2119376966" text:continue-numbering="true" text:style-name="L4">
        <text:list-item>
          <text:p text:style-name="P36">In an applicable role theory informs and guides design decisions;</text:p>
        </text:list-item>
        <text:list-item>
          <text:p text:style-name="P36">In an inferential role theory helps make inferences and predictions;</text:p>
        </text:list-item>
        <text:list-item>
          <text:p text:style-name="P36">In a rhetorical role theory provides a structure for naming things and mapping names to the real word;</text:p>
        </text:list-item>
        <text:list-item>
          <text:p text:style-name="P36">In a descriptive role theory provides a conceptual framework for describing and making sense of the world.</text:p>
          <text:p text:style-name="P37">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t theoretical grounding continue to ship poorly-designed products. Norman (2005) called for a new approach to design based upon a shift in designers’ theoretical bias from people to activities.</text:p>
        </text:list-item>
      </text:list>
      <text:h text:style-name="P66"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20">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20">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20">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60"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research and design that seeks to understand context.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ternally-developed bug tracking system, and a commercial version control system. Developers use a heterogeneous collection of development environments, operating systems, and programming tools.</text:p>
      <text:p text:style-name="Text_20_body">Code review is only mandatory for bug fixes made in a period between code freeze and a release of new software. In these cases, developers must have another developer certify that the code was reviewed by adding an annotation to the relevant bug report. The development organization has not formally adopted any processes or tools for software inspection. However, in 2007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7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study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people in an activity, investigators should employ the same sense-making actions as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actions, and removes the burden on the interviewee to try to remember all <text:soft-page-break/>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text:soft-page-break/>an evolving software system. Broader activity oriented at the same software system may include creating enhancements or maintaining and fixing existing code. The projected outcomes—software quality and developer skill—suggest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the learning opportunities that code review presented. A participant </text:span><text:span text:style-name="T8">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that activity may be analyzed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text:span></text:p>
      <text:p text:style-name="Text_20_body"><text:soft-page-break/><text:span text:style-name="T8">Code review authors expressed tension between recruiting the most qualified reviewers versus reviewers who were immediately available. Many teams used “over-the-shoulder” reviews, calling in a fellow developer as needed. This breaks down when the reviewer is busy or out of the office. A participant reported difficulty using the Web-based </text:span><text:soft-page-break/><text:span text:style-name="T8">code review tool because there was no way to set a deadline for reviewers, and no way to 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0">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text:span><text:span text:style-name="T8">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text:soft-page-break/>mediating artifacts and social relationships. One participant stated that “having code 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text:soft-page-break/>Some participants valued rules enforced by coding standards. However, the standards in use tended to be informal documents maintained by individual teams to 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led to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text:soft-page-break/>Another participant preferred in-person reviews because “it feels more personal, I can defend myself, and provide the rationale behind a decision.”<text:span text:style-name="T8">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text:span><text:span text:style-name="T8">have to expect to bring the reviewer up to speed about the context and the code they’re looking at. For now our code base is small enough that it’s not a burden.</text:span></text:p>
      <text:p text:style-name="Text_20_body">Participants described many artifacts that mediated their code review activity (Figure 5). The code under review was the most visible artifact. Code is an abstract artifact, so participants relied on different representations to support their reviews. In some cases the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at system, in addition simply seeing if the code would execute properly. In some cases reviewing changes to the code sharpened the developer’s understanding of the wider system: “The act of code review can tell you a lot about the code. Is that necessary complexity or just failure to simplify?”</text:p>
      <text:p text:style-name="Text_20_body">Unit tests, class diagrams, white board sketches, and technical specifications were mentioned as supporting artifacts that help reviewers understand the code under review. Most reviewers wanted unit tests included in the code review, and considered it a <text:soft-page-break/>breakdown when unit tests were missing. Some participants ran the unit tests to verify the code’s behavior, others read the tests in parallel with the code. One participant’s team distributed a template-based technical specification document with every code review. However, most documents supporting reviews were created ad-hoc: “Sometimes, for larger [reviews], we create a design doc for the review, with the notable things on it. We <text:soft-page-break/>track what will be deployed, lists of configuration changes, and code changes, anything we touched.”</text:p>
      <text:p text:style-name="Text_20_body">Code authors used varied tools to collect and organize the suggestions reviewers made. Most interview participants took paper notes in face-to-face meetings or while reviewing feedback sent via email or through the Web-based review tool. In reviews that used code printouts, some authors added notes directly to the printouts. Notes were mainly for the author’s benefit, as follow-up on suggestions was uncommon and informal. One participant described follow up as “the author’s responsibility, after they make a change they might get back together and go over how the change was implemented.” Most participants said that if follow-up was required the author would send an email containing the new code or a link to changes in version control.</text:p>
      <text:p text:style-name="Text_20_body">The version control system (VCS) played an important role as a mediator of code review activity. A relatively new feature allowed programmers to check changed code into a staging area, making the changes visible to anyone without affecting the main development branch. The VCS vendor implemented this feature specifically to help with code review. One participant commented that before this feature was available the VCS was a bottleneck to review, because an author had to commit volatile changes to the main branch. Despite the perceived value, only two participants described actively using the new staging feature; two participants were unaware of the feature.</text:p>
      <text:p text:style-name="Text_20_body">The VCS tool incorporate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served to keep the author from intentionally or accidentally making changes </text:span><text:soft-page-break/><text:span text:style-name="T8">that were outside the scope of the review. For some participants, the diff tool structured the review. The author and reviewer opened the diff tool, stepped through, and analyzed each change. The diff tool reshaped the participants’ view of the code under review, shifting the perspective from files and classes to sets of changes. However, the diff tool caused some low-level breakdowns. One participant reported that the keyboard bindings in the diff tool were non-standard, making navigation challenging. In activity theoretic terms, this tool caused a normally unconscious operation, keystroke-based navigation, to become a conscious action. Another participant used a diff tool built into his interactive development environment, which was not as feature-rich as the VCS diff tool but which he had better internalized as a part of routine use.</text:span></text:p>
      <text:p text:style-name="P20">Interactive development environments (IDEs) are important mediators of programmers’ work (Barthelmess &amp; Anderson, 2002). IDE features helped interview participants internalize the code reading process. Syntax highlighting simplified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very cramped, and the code in those fields are some of the hardest to get right, the ones we want to review the most. Once in a while we’ll copy the code into a text editor just to get the formatting useful.” A different team attempted to adopt a code review plug-in for their IDE, but gave up because it was cumbersome to install and poorly matched their workflow.</text:p>
      <text:h text:style-name="Heading_20_3" text:outline-level="3"><text:soft-page-break/>Implications.</text:h>
      <text:p text:style-name="Text_20_body">From an interaction design perspective, code review practice in the department studied is informal, situated, mediated, and developmental. Tools meant to support code review activity should address each of these perspectives.</text:p>
      <text:p text:style-name="Text_20_body">The informal nature of code review means that tools must allow authors and reviewers to apply varying amounts of structure. For example, an author may wish to send a review to many reviewers hoping for some commentary in a short time frame. Another author may want suggestions from a specific group of reviewers, but be open to a longer time frame. Authors could alleviate some of the contradictions inherent in informal code review by setting deadlines when using a tool to invite reviewers. The ad-hoc nature of many code reviews suggests that authors should be able to initiate a review from multiple contexts—for instance, from an IDE or a bug report. Authors tend to work with the same small group of colleagues; tools should reflect this by making it easy for authors to choose from common collaborators or, when needed, find potential reviewers based on technical experience. Informality led some interviewees to worry about the focus and rigor that reviewers apply when reading code. A review tool could help to mitigate this by allowing the code author to set deadlines, which would push reviewers to either read the code or refuse the review. Additionally, the tool could reward reviewers for their contributions, adding an informal indicator of status and accomplishment to a highly informal activity.</text:p>
      <text:p text:style-name="Text_20_body">A code review tool must also accommodate the situated nature of reviews. Many reviews happen with two programmers sitting side-by-side reading code on the same screen. The interface should be flexible enough to support co-reading comfortably. The <text:soft-page-break/>tool should support situations where a reviewer and author are in separate locations but want to communicate, in real time or asynchronously. Finally, code review tools must handle not only changes to existing code, which may be represented in a diff tool that compares past and current versions, but also new code, which usually requires external documentation to provide context.</text:p>
      <text:p text:style-name="Text_20_body">As a mediating artifact, a code review tool is integral in users’ progress toward their goals. A well-designed tool will help users internalize common operations, such as <text:s/>selecting reviewers or navigating through source code. In addition, the tool should be flexible enough to support externalization, as users evolve their existing activity. One possible avenue for externalization is the relationship between a code review tool and the wider development process—integrating a code review tool with version control and deployment systems could shape new ways of doing work. A code review tool may mediate reviewers’ efforts to analyze code by integrating supporting documentation, including specifications provided by authors but also artifacts like checklists and author-reviewer conversations.</text:p>
      <text:p text:style-name="Text_20_body">Several interviewees listed development—personal or collaborative—as an objective of code review. Tools can facilitate development by, for example, grouping and recording reviewers’ suggestions across reviews, forming a list of anti-patterns. Reviewers may also highlight code samples that they find exemplary, allowing new developers to see examples of exemplary or canonical solutions. By supporting discussion and proposed solutions, a code review tool may become a space for problem solving in addition to problem-identification.</text:p>
      <text:h text:style-name="Heading_20_2" text:outline-level="2"><text:soft-page-break/>Interaction Design</text:h>
      <text:p text:style-name="Text_20_body">This section </text:p>
      <text:h text:style-name="Heading_20_3" text:outline-level="3">Architecture.</text:h>
      <text:p text:style-name="Text_20_body">Click to select lines. Add lines across files. Isolate lines and comment. Severity and type for comment. (Progressive enhancement—simplest suggestion is the default)</text:p>
      <text:h text:style-name="Heading_20_3" text:outline-level="3">Collaboration.</text:h>
      <text:p text:style-name="Text_20_body">Chat. RSS. Notification. Polling/alerts/peripheral awareness (Omoronyia, Ferguson, Roper, &amp; Wood, 2009).</text:p>
      <text:p text:style-name="Text_20_body">Deadlines. Easy collaborator picker. Assign perspectives. Collaborator feeds. Reviewer stats. Agree/disagree/pile-on suggestions. Author can agree to implement, link with task in bug tracker. Author can resolve.</text:p>
      <text:h text:style-name="Heading_20_3" text:outline-level="3">Diffs.</text:h>
      <text:p text:style-name="Text_20_body">Before/after. Side-by-side.</text:p>
      <text:h text:style-name="Heading_20_3" text:outline-level="3">Tool integration.</text:h>
      <text:p text:style-name="Text_20_body">VCS (shelve). IDE. Import/upload/paste. Static analysis. Auto-detect language.</text:p>
      <text:h text:style-name="Heading_20_3" text:outline-level="3">Historicity.</text:h>
      <text:p text:style-name="Text_20_body">Store history. Comment lists. Achievements (social loafing, return use). Tagging.</text:p>
      <text:h text:style-name="Heading_20_3" text:outline-level="3">Development.</text:h>
      <text:p text:style-name="Text_20_body">Promote comment/snippet as good practice. Auto-link resources with types of files. Editable checklists.</text:p>
      <text:p text:style-name="Text_20_body"/>
      <text:h text:style-name="Heading_20_2" text:outline-level="2">Discussion</text:h>
      <text:h text:style-name="P61"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6">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5"><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5">Beck, K. (with Andres, C.). (2004). <text:span text:style-name="T6">Extreme programming explained</text:span> (2<text:span text:style-name="T10">nd</text:span> Ed.). Boston, <text:soft-page-break/>MA: Addison-Wesley.</text:p>
      <text:p text:style-name="P15">Beyer, H., &amp; Holtzblatt, K. (1998). <text:span text:style-name="T6">Contextual design: Defining customer-centered systems</text:span>. San Francisco: Morgan Kaufmann.</text:p>
      <text:p text:style-name="P15">B<text:span text:style-name="T1">é</text:span>guin, P., &amp; Rebardel, P. (2000). Designing for instrument-mediated activity. <text:span text:style-name="T6">Scandinavian Journal of Information Systems, 12</text:span><text:span text:style-name="T8">(1-2), 173-190.</text:span></text:p>
      <text:p text:style-name="P15">Biffl, S. (2000, November-December). Using inspection data for defect estimation. <text:span text:style-name="T6">IEEE Software</text:span><text:span text:style-name="T8">, 36-43.</text:span></text:p>
      <text:p text:style-name="P15"><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5"><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9">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5"><text:span text:style-name="T15">Deimel, L. E., Jr. (1985). The uses of program reading. </text:span><text:span text:style-name="T16">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5"><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5"><text:span text:style-name="T8">Fagan, M. E. (1986). Advances in software inspections. </text:span><text:span text:style-name="T6">IEEE Transactions on Software </text:span><text:span text:style-name="T6">Engineering, 12</text:span><text:span text:style-name="T8">, 744-751.</text:span></text:p>
      <text:p text:style-name="P15"><text:span text:style-name="T8">Gay, G., &amp; Hembrooke, H. (2004). </text:span><text:span text:style-name="T6">Activity-centered design: An ecological approach to designing smart tools and usable systems</text:span><text:span text:style-name="T8">. Cambridge, MA: MIT Press.</text:span></text:p>
      <text:p text:style-name="P15"><text:span text:style-name="T8">Glass, R. L. (1999). Inspections—some surprising findings. </text:span><text:span text:style-name="T6">Communications of the ACM, 42</text:span><text:span text:style-name="T8">(4), 17-19.</text:span></text:p>
      <text:p text:style-name="P15"><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5"><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5"><text:span text:style-name="T8">Hassenzahl, M., &amp; Tractinsky, N. (2006). User experience—a research agenda. </text:span><text:span text:style-name="T6">Behaviour &amp; Information Technology, 25</text:span><text:span text:style-name="T8">(2), 91-97.</text:span></text:p>
      <text:p text:style-name="P15"><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5"><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5"><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5"><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5"><text:span text:style-name="T8">Hyysalo, S. (2005). Objects and motives in a product design process. </text:span><text:span text:style-name="T6">Mind, Culture, and Activity, 12</text:span><text:span text:style-name="T8">, 19-36.</text:span></text:p>
      <text:p text:style-name="P15"><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5"><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5"><text:span text:style-name="T8">Johnson, P. M. (1998). Reengineering inspection. </text:span><text:span text:style-name="T6">Communications of the ACM, 41</text:span><text:span text:style-name="T8">(2), 49-52.</text:span></text:p>
      <text:p text:style-name="P15"><text:span text:style-name="T8">Kaptelinin, V., &amp; Nardi, B. A. (2006). </text:span><text:span text:style-name="T6">Acting with technology: Activity theory and interaction design</text:span><text:span text:style-name="T8">. Cambridge, MA: MIT Press.</text:span></text:p>
      <text:p text:style-name="P15">Kaptelinin, V., Nardi, B. A., &amp; Macaulay, C. (1999, July-August). The activity checklist: A tool for representing the “space” of context. <text:span text:style-name="T6">Interactions</text:span><text:span text:style-name="T8">, 27-39.</text:span></text:p>
      <text:p text:style-name="P15"><text:span text:style-name="T8">Karlsson, M. (2010). Code reviews. In K. Henney (Ed.), </text:span><text:span text:style-name="T6">97 things every programmer should know</text:span><text:span text:style-name="T8"> (pp. 28-29). Sebastopal, CA: O’Reilly Media.</text:span></text:p>
      <text:p text:style-name="P15">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5"><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5">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5"><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5">Laitenberger, O., &amp; DeBaud, J-M. (2001). An encompassing life-cycle centric survey of software inspection. <text:span text:style-name="T6">Journal of Systems and Software, 50</text:span><text:span text:style-name="T8">, 5-31.</text:span></text:p>
      <text:p text:style-name="P15"><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5"><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5"><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5"><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5"><text:span text:style-name="T8">Meyer, B. (2008). Design and code reviews in the age of the Internet. </text:span><text:span text:style-name="T6">Communications of the ACM, 51</text:span><text:span text:style-name="T8">(9), 67-71.</text:span></text:p>
      <text:p text:style-name="P15"><text:span text:style-name="T8">Miettinen, R. (2005). Object of activity and individual motivation. </text:span><text:span text:style-name="T6">Mind, Culture, and Activity, 12</text:span><text:span text:style-name="T8">, 52-69.</text:span></text:p>
      <text:p text:style-name="P15"><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5"><text:span text:style-name="T8">Nardi, B. A. (2007). Placeless organizations: Collaborating for transformation. </text:span><text:span text:style-name="T6">Mind, Culture, and Activity, 14</text:span><text:span text:style-name="T8">, 5-22.</text:span></text:p>
      <text:p text:style-name="P15"><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5">Nielsen, J. (1994). Usability inspection methods. <text:span text:style-name="T5">Conference Companion on Human Factors in Computing Systems</text:span> (pp. 413-414). New York: ACM.</text:p>
      <text:p text:style-name="P15">Norman, D. A. (1993). <text:span text:style-name="T6">Things that make us smart: Defending human attributes in the age </text:span><text:span text:style-name="T6">of the machine</text:span>. Cambridge, MA: Perseus Books.</text:p>
      <text:p text:style-name="P15">Norman, D. A. (2005, July-August). Human-centered design considered harmful. <text:span text:style-name="T6">interactions, </text:span><text:span text:style-name="T8">14-19.</text:span></text:p>
      <text:p text:style-name="P15">Norman, D. A. (2006, November-December). Logic versus usage: The case for activity-centered design. <text:span text:style-name="T6">interactions</text:span><text:span text:style-name="T8">, 45, 63.</text:span></text:p>
      <text:p text:style-name="P15"><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5"><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5"><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text:span><text:soft-page-break/><text:span text:style-name="T7">Conference on Software Engineering</text:span><text:span text:style-name="T8"> (pp. 14-21). New York: ACM.</text:span></text:p>
      <text:p text:style-name="P15"><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5"><text:span text:style-name="T8">Quek, A., &amp; Shah, H. (2004). A comparative survey of activity-based methods for </text:span><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18">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18"><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18"><text:span text:style-name="T8">Rose, J., Jones, M., &amp; Truex, D. (2005). Socio-theoretic accounts of IS: The problem of agency. </text:span><text:span text:style-name="T6">Scandinavian Journal of Information Systems, 17</text:span><text:span text:style-name="T8">(1), 133-152.</text:span></text:p>
      <text:p text:style-name="P15"><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5"><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5"><text:span text:style-name="T8">Sharp, H., Rogers, Y., &amp; Preece, J. (2007). </text:span><text:span text:style-name="T6">Interaction design: Beyond human-computer interaction </text:span><text:span text:style-name="T8">(2</text:span><text:span text:style-name="T14">nd</text:span><text:span text:style-name="T8"> Ed.). West Sussex, UK: John Wiley &amp; Sons.</text:span></text:p>
      <text:p text:style-name="P18"><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5">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5">Stetsenko, A. (2005). Activity as object-related: Resolving the dichotomy of individual and collective planes of activity. <text:span text:style-name="T6">Mind, Culture, and Activity, 12</text:span><text:span text:style-name="T8">, 70-88.</text:span></text:p>
      <text:p text:style-name="P15">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5">Thelin, T., Runeson, P., &amp; Wohlin, C. (2003). An experimental comparison of usage-based and checklist-based reading. <text:span text:style-name="T6">IEEE Transactions on Software Engineering, 29</text:span><text:span text:style-name="T8">, 687-704.</text:span></text:p>
      <text:p text:style-name="P18"><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18"><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18"><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18"><text:span text:style-name="T8">Tyran, C. K., &amp; George, J. F. (2002). Improving software inspections with group process support. </text:span><text:span text:style-name="T6">Communications of the ACM, 45</text:span><text:span text:style-name="T8">(9), 87-92.</text:span></text:p>
      <text:p text:style-name="P15">Uwano, H., Monden, A., &amp; Matsumoto, K. (2008). Are good code reviewers also good at design review? <text:span text:style-name="T5">Proceedings of the Second ACM-IEEE International Symposium on Empirical Software Engineering and Measurement</text:span> (pp. 351-353). New York: ACM.</text:p>
      <text:p text:style-name="P15">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5">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5">Vygotsky, L. S. (1978). <text:span text:style-name="T6">Mind in society: The development of higher psychological processes</text:span><text:span text:style-name="T8">. Cambridge, MA: Harvard University Press.</text:span></text:p>
      <text:p text:style-name="P18"><text:span text:style-name="T8">Wang, Y., Li, Y., Collins, M., &amp; Liu, P. (2008). Process improvement of peer code review </text:span><text:soft-page-break/><text:span text:style-name="T8">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18"><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5"><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63" text:outline-level="1">Appendix 1: The activity checklist (design version)</text:h>
      <text:p text:style-name="P4">Means/ends</text:p>
      <text:list xml:id="list1783909601" text:style-name="L5">
        <text:list-item>
          <text:p text:style-name="P43">People who use the target technology</text:p>
        </text:list-item>
        <text:list-item>
          <text:p text:style-name="P43">Goals and subgoals of the target actions (target goals)</text:p>
        </text:list-item>
        <text:list-item>
          <text:p text:style-name="P43">Criteria for success or failure of achieving target goals</text:p>
        </text:list-item>
        <text:list-item>
          <text:p text:style-name="P43">Decomposition of target goals into subgoals</text:p>
        </text:list-item>
        <text:list-item>
          <text:p text:style-name="P43">Setting of target goals and subgoals</text:p>
        </text:list-item>
        <text:list-item>
          <text:p text:style-name="P43">Potential conflicts between target goals</text:p>
        </text:list-item>
        <text:list-item>
          <text:p text:style-name="P43">Potential conflicts between target goals and goals associated with other technologies and activities</text:p>
        </text:list-item>
        <text:list-item>
          <text:p text:style-name="P43">Resolution of conflicts between various goals</text:p>
        </text:list-item>
        <text:list-item>
          <text:p text:style-name="P43">Integration of individual target actions and other actions into higher-level actions</text:p>
        </text:list-item>
        <text:list-item>
          <text:p text:style-name="P43">Constraints imposed by higher-level goals on the choice and use of target technology</text:p>
        </text:list-item>
        <text:list-item>
          <text:p text:style-name="P43">Alternative ways to attain target goals through lower-level goals</text:p>
        </text:list-item>
        <text:list-item>
          <text:p text:style-name="P43">Troubleshooting strategies and techniques</text:p>
        </text:list-item>
        <text:list-item>
          <text:p text:style-name="P43">Support of mutual transformations between actions and operations</text:p>
        </text:list-item>
        <text:list-item>
          <text:p text:style-name="P43">Goal that can be changed or modified, and goals that have to remain after new technology is implemented</text:p>
        </text:list-item>
        <text:list-item>
          <text:p text:style-name="P43">Parties involved in the process of design</text:p>
        </text:list-item>
        <text:list-item>
          <text:p text:style-name="P43">Goals of designing a new system</text:p>
        </text:list-item>
        <text:list-item>
          <text:p text:style-name="P43">Criteria of success or failure of design</text:p>
        </text:list-item>
        <text:list-item>
          <text:p text:style-name="P44">Potential conflicts between goals of design and other goals (e.g., stability of the organization, minimizing expenses)</text:p>
        </text:list-item>
      </text:list>
      <text:p text:style-name="P4">Environment</text:p>
      <text:list xml:id="list1801087942" text:style-name="L6">
        <text:list-item>
          <text:p text:style-name="P45">Role of existing technology in producing the outcomes of target actions</text:p>
        </text:list-item>
        <text:list-item>
          <text:p text:style-name="P45">Tools, available to users</text:p>
        </text:list-item>
        <text:list-item>
          <text:p text:style-name="P45">Integration of target technology with other tools</text:p>
        </text:list-item>
        <text:list-item>
          <text:p text:style-name="P45">Access to tools and materials necessary to perform target actions</text:p>
        </text:list-item>
        <text:list-item>
          <text:p text:style-name="P45">Tools and materials shared between several users</text:p>
        </text:list-item>
        <text:list-item>
          <text:p text:style-name="P45">Spatial layout and temporal organization of the working environment</text:p>
        </text:list-item>
        <text:list-item>
          <text:p text:style-name="P45">Division of labor, including synchronous and asynchronous distribution of work between different locations</text:p>
        </text:list-item>
        <text:list-item>
          <text:p text:style-name="P45">Rules, norms, and procedures regulating social interactions and coordination related to target actions</text:p>
        </text:list-item>
        <text:list-item>
          <text:p text:style-name="P45">Resources available to the parties involved in design of the system</text:p>
        </text:list-item>
        <text:list-item>
          <text:p text:style-name="P46">Rules, norms, and procedures regulating interaction between the parties</text:p>
        </text:list-item>
      </text:list>
      <text:p text:style-name="P23">Learning/cognition/articulation</text:p>
      <text:list xml:id="list155334266" text:style-name="L7">
        <text:list-item>
          <text:p text:style-name="P49">Components of target actions that are to be internalized</text:p>
        </text:list-item>
        <text:list-item>
          <text:p text:style-name="P48">Time and effort necessary to learn how to use existing technology</text:p>
        </text:list-item>
        <text:list-item>
          <text:p text:style-name="P48">Self-monitoring and reflection through externalization</text:p>
        </text:list-item>
        <text:list-item>
          <text:p text:style-name="P48">Possibilities for simulating target actions before their actual implementation</text:p>
        </text:list-item>
        <text:list-item>
          <text:p text:style-name="P48">Support of problem articulation and help request in case of breakdowns</text:p>
        </text:list-item>
        <text:list-item>
          <text:p text:style-name="P48"><text:soft-page-break/>Strategies and procedures of providing help to colleagues and collaborators</text:p>
        </text:list-item>
        <text:list-item>
          <text:p text:style-name="P48">Coordination of individual and group activities through externalization</text:p>
        </text:list-item>
        <text:list-item>
          <text:p text:style-name="P48">Use of shared representation to support collaborative work</text:p>
        </text:list-item>
        <text:list-item>
          <text:p text:style-name="P48">Representations of design that support coordination between the parties</text:p>
        </text:list-item>
        <text:list-item>
          <text:p text:style-name="P47">Mutual learning of the content of the work (designers) and possibilities and limitations of technology (users)</text:p>
        </text:list-item>
      </text:list>
      <text:p text:style-name="P23">Development</text:p>
      <text:list xml:id="list1326009016" text:style-name="L8">
        <text:list-item>
          <text:p text:style-name="P50">Use of tools at various stages of target action "life cycles"—from goal setting to outcomes</text:p>
        </text:list-item>
        <text:list-item>
          <text:p text:style-name="P50">Transformation of existing activities into future activities supported with the system</text:p>
        </text:list-item>
        <text:list-item>
          <text:p text:style-name="P50">History of implementation of new technologies to support target actions</text:p>
        </text:list-item>
        <text:list-item>
          <text:p text:style-name="P50">Anticipated changes in the environment and the level of activity they directly influence (operations, actions, or activities)</text:p>
        </text:list-item>
        <text:list-item>
          <text:p text:style-name="P50">Anticipated changes of target actions after new technology is implemented</text:p>
        </text:list-item>
        <text:list-item>
          <text:p text:style-name="P50">Anticipated changes in the requirements to the system</text:p>
        </text:list-item>
      </text:list>
      <text:p text:style-name="P26">Source: Kaptelinin, Nardi, &amp; Macaulay, 1999</text:p>
      <text:h text:style-name="P62" text:outline-level="1">Appendix 2: Interview guide</text:h>
      <text:p text:style-name="P17">Activity: Reviewing code</text:p>
      <text:list xml:id="list1559676533" text:style-name="L9">
        <text:list-item>
          <text:p text:style-name="P51">Can you show me the last code you reviewed?</text:p>
        </text:list-item>
        <text:list-item>
          <text:p text:style-name="P51">Can you show me how the author asked you to review the code?</text:p>
        </text:list-item>
        <text:list-item>
          <text:p text:style-name="P51">Can you show me how you got access to the code to review?</text:p>
        </text:list-item>
        <text:list-item>
          <text:p text:style-name="P51">Can you show me what you did once you had access to the code?</text:p>
        </text:list-item>
        <text:list-item>
          <text:p text:style-name="P51">Did you record your feedback while reading the code?</text:p>
        </text:list-item>
        <text:list-item>
          <text:p text:style-name="P51">Did you use a checklist or anything else to decide what to look for?</text:p>
        </text:list-item>
        <text:list-item>
          <text:p text:style-name="P51">Can you show me how you gave your feedback to the author?</text:p>
        </text:list-item>
        <text:list-item>
          <text:p text:style-name="P51">Did the author follow up after you gave your feedback?</text:p>
          <text:p text:style-name="P51">Activity: Initiating a code review</text:p>
        </text:list-item>
      </text:list>
      <text:list xml:id="list1708178026" text:style-name="L10">
        <text:list-item>
          <text:p text:style-name="P52">Can you show me the last code you had reviewed?</text:p>
        </text:list-item>
        <text:list-item>
          <text:p text:style-name="P52">Why did you decide to have it reviewed?</text:p>
        </text:list-item>
        <text:list-item>
          <text:p text:style-name="P52">Did you stop working on the code while it was being reviewed?</text:p>
        </text:list-item>
        <text:list-item>
          <text:p text:style-name="P52">How did you decide who should review it?</text:p>
        </text:list-item>
        <text:list-item>
          <text:p text:style-name="P52">What did you do to make the code available to the reviewer(s)?</text:p>
        </text:list-item>
        <text:list-item>
          <text:p text:style-name="P52">Can you show me what you made available to the reviewer(s)? Did you post complete files, or snippets of code?</text:p>
        </text:list-item>
        <text:list-item>
          <text:p text:style-name="P52">Can you show me how you instructed the reviewer(s)?</text:p>
        </text:list-item>
      </text:list>
      <text:p text:style-name="P17">Activity: Acting on review feedback</text:p>
      <text:list xml:id="list370245326" text:style-name="L11">
        <text:list-item>
          <text:p text:style-name="P53">Can you show me changes that you made based on the last code review you ran?</text:p>
        </text:list-item>
        <text:list-item>
          <text:p text:style-name="P53">Can you show me any examples of feedback that you chose not to make?</text:p>
        </text:list-item>
        <text:list-item>
          <text:p text:style-name="P53">Did you tie any changes explicitly back to the review, like in your source control change logs?</text:p>
        </text:list-item>
        <text:list-item>
          <text:p text:style-name="P53">Did you follow up with the reviewer(s)?</text:p>
        </text:list-item>
      </text:list>
      <text:p text:style-name="P14"/>
      <text:p text:style-name="P17">Perspective: Goals, and actions oriented toward those goals</text:p>
      <text:list xml:id="list577559857" text:style-name="L12">
        <text:list-item>
          <text:p text:style-name="P54">Why did you do it that way?</text:p>
        </text:list-item>
        <text:list-item>
          <text:p text:style-name="P54">Were there any other ways you could have done it?</text:p>
        </text:list-item>
      </text:list>
      <text:p text:style-name="P17">Perspective: Division of labor; rules and procedures</text:p>
      <text:list xml:id="list2168409162" text:style-name="L13">
        <text:list-item>
          <text:p text:style-name="P55">Was anyone else involved in that?</text:p>
        </text:list-item>
        <text:list-item>
          <text:p text:style-name="P55">Why did you do it that way?</text:p>
        </text:list-item>
      </text:list>
      <text:p text:style-name="P17">Perspective: Learning, contradictions, and breakdowns</text:p>
      <text:list xml:id="list982365022" text:style-name="L14">
        <text:list-item>
          <text:p text:style-name="P56">Has that become easier/harder over time?</text:p>
        </text:list-item>
        <text:list-item>
          <text:p text:style-name="P56">Did you experience any problems?</text:p>
        </text:list-item>
        <text:list-item>
          <text:p text:style-name="P56">Were there any tools that helped you do that?</text:p>
        </text:list-item>
        <text:list-item>
          <text:p text:style-name="P56">Were there any other ways you could have done it?</text:p>
        </text:list-item>
      </text:list>
      <text:p text:style-name="P17">Perspective: Development</text:p>
      <text:list xml:id="list933091191" text:style-name="L15">
        <text:list-item>
          <text:p text:style-name="P57">Can you show me any examples where you did that differently?</text:p>
        </text:list-item>
        <text:list-item>
          <text:p text:style-name="P57">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References" style:page-layout-name="Mpm4">
      <style:header>
        <text:p text:style-name="MP1">References<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Introduction" style:page-layout-name="Mpm5">
      <style:header>
        <text:p text:style-name="MP1">Introduction<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Abstract" style:page-layout-name="Mpm6">
      <style:header>
        <text:p text:style-name="MP1">Abstract<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Research" style:page-layout-name="Mpm7">
      <style:header>
        <text:p text:style-name="MP1">Research Project<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Appendix" style:page-layout-name="Mpm4">
      <style:header>
        <text:p text:style-name="MP1">Appendix<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style:master-page style:name="Acknowledgments" style:page-layout-name="Mpm8">
      <style:header>
        <text:p text:style-name="MP1">Acknowledgments<text:tab/><text:page-number text:select-page="current">74</text:page-number></text:p>
      </style:header>
      <style:footer>
        <text:p text:style-name="MP2">DRAFT <text:date style:data-style-name="N37" text:date-value="2010-12-12T16:55:36">12/12/10</text:date><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2-12T16:55:36</dc:date>
    <dc:creator>Randy Souza</dc:creator>
    <meta:editing-duration>PT460H41M43S</meta:editing-duration>
    <meta:editing-cycles>1602</meta:editing-cycles>
    <meta:generator>OpenOffice.org/3.2$Linux OpenOffice.org_project/320m12$Build-9483</meta:generator>
    <meta:document-statistic meta:table-count="1" meta:image-count="0" meta:object-count="0" meta:page-count="80" meta:paragraph-count="507" meta:word-count="18828" meta:character-count="127838"/>
    <meta:user-defined meta:name="Copyright">©2010 Randy Souza</meta:user-defined>
  </office:meta>
</office:document-meta>
</file>